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362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3453in"/>
    </style:style>
    <style:style style:name="co5" style:family="table-column">
      <style:table-column-properties fo:break-before="auto" style:column-width="2.0819in"/>
    </style:style>
    <style:style style:name="co6" style:family="table-column">
      <style:table-column-properties fo:break-before="auto" style:column-width="1.8681in"/>
    </style:style>
    <style:style style:name="co7" style:family="table-column">
      <style:table-column-properties fo:break-before="auto" style:column-width="1.9217in"/>
    </style:style>
    <style:style style:name="co8" style:family="table-column">
      <style:table-column-properties fo:break-before="auto" style:column-width="1.9752in"/>
    </style:style>
    <style:style style:name="co9" style:family="table-column">
      <style:table-column-properties fo:break-before="auto" style:column-width="1.9in"/>
    </style:style>
    <style:style style:name="co10" style:family="table-column">
      <style:table-column-properties fo:break-before="auto" style:column-width="1.5161in"/>
    </style:style>
    <style:style style:name="co11" style:family="table-column">
      <style:table-column-properties fo:break-before="auto" style:column-width="1.6118in"/>
    </style:style>
    <style:style style:name="co12" style:family="table-column">
      <style:table-column-properties fo:break-before="auto" style:column-width="1.6654in"/>
    </style:style>
    <style:style style:name="co13" style:family="table-column">
      <style:table-column-properties fo:break-before="auto" style:column-width="1.8575in"/>
    </style:style>
    <style:style style:name="co14" style:family="table-column">
      <style:table-column-properties fo:break-before="auto" style:column-width="1.8146in"/>
    </style:style>
    <style:style style:name="co15" style:family="table-column">
      <style:table-column-properties fo:break-before="auto" style:column-width="1.9429in"/>
    </style:style>
    <style:style style:name="co16" style:family="table-column">
      <style:table-column-properties fo:break-before="auto" style:column-width="1.8898in"/>
    </style:style>
    <style:style style:name="co17" style:family="table-column">
      <style:table-column-properties fo:break-before="auto" style:column-width="2.1673in"/>
    </style:style>
    <style:style style:name="co18" style:family="table-column">
      <style:table-column-properties fo:break-before="auto" style:column-width="1.548in"/>
    </style:style>
    <style:style style:name="co19" style:family="table-column">
      <style:table-column-properties fo:break-before="auto" style:column-width="1.6437in"/>
    </style:style>
    <style:style style:name="co20" style:family="table-column">
      <style:table-column-properties fo:break-before="auto" style:column-width="1.6547in"/>
    </style:style>
    <style:style style:name="co21" style:family="table-column">
      <style:table-column-properties fo:break-before="auto" style:column-width="1.6972in"/>
    </style:style>
    <style:style style:name="co22" style:family="table-column">
      <style:table-column-properties fo:break-before="auto" style:column-width="2.039in"/>
    </style:style>
    <style:style style:name="co23" style:family="table-column">
      <style:table-column-properties fo:break-before="auto" style:column-width="1.8362in"/>
    </style:style>
    <style:style style:name="co24" style:family="table-column">
      <style:table-column-properties fo:break-before="auto" style:column-width="1.8465in"/>
    </style:style>
    <style:style style:name="co25" style:family="table-column">
      <style:table-column-properties fo:break-before="auto" style:column-width="1.8256in"/>
    </style:style>
    <style:style style:name="co26" style:family="table-column">
      <style:table-column-properties fo:break-before="auto" style:column-width="1.7189in"/>
    </style:style>
    <style:style style:name="co27" style:family="table-column">
      <style:table-column-properties fo:break-before="auto" style:column-width="1.8783in"/>
    </style:style>
    <style:style style:name="co28" style:family="table-column">
      <style:table-column-properties fo:break-before="auto" style:column-width="1.911in"/>
    </style:style>
    <style:style style:name="co29" style:family="table-column">
      <style:table-column-properties fo:break-before="auto" style:column-width="1.8043in"/>
    </style:style>
    <style:style style:name="co30" style:family="table-column">
      <style:table-column-properties fo:break-before="auto" style:column-width="1.7508in"/>
    </style:style>
    <style:style style:name="co31" style:family="table-column">
      <style:table-column-properties fo:break-before="auto" style:column-width="1.7929in"/>
    </style:style>
    <style:style style:name="co32" style:family="table-column">
      <style:table-column-properties fo:break-before="auto" style:column-width="1.5693in"/>
    </style:style>
    <style:style style:name="co33" style:family="table-column">
      <style:table-column-properties fo:break-before="auto" style:column-width="2.0071in"/>
    </style:style>
    <style:style style:name="co34" style:family="table-column">
      <style:table-column-properties fo:break-before="auto" style:column-width="1.6756in"/>
    </style:style>
    <style:style style:name="co35" style:family="table-column">
      <style:table-column-properties fo:break-before="auto" style:column-width="1.9535in"/>
    </style:style>
    <style:style style:name="co36" style:family="table-column">
      <style:table-column-properties fo:break-before="auto" style:column-width="1.9638in"/>
    </style:style>
    <style:style style:name="co37" style:family="table-column">
      <style:table-column-properties fo:break-before="auto" style:column-width="1.6335in"/>
    </style:style>
    <style:style style:name="co38" style:family="table-column">
      <style:table-column-properties fo:break-before="auto" style:column-width="1.7827in"/>
    </style:style>
    <style:style style:name="co39" style:family="table-column">
      <style:table-column-properties fo:break-before="auto" style:column-width="2.1028in"/>
    </style:style>
    <style:style style:name="co40" style:family="table-column">
      <style:table-column-properties fo:break-before="auto" style:column-width="2.35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style:text-underline-style="solid" style:text-underline-width="auto" style:text-underline-color="font-color" fo:font-weight="bold"/>
    </style:style>
    <style:style style:name="ce5" style:family="table-cell" style:parent-style-name="Default">
      <style:text-properties fo:font-style="normal" style:text-underline-style="none"/>
    </style:style>
    <style:style style:name="ce6" style:family="table-cell" style:parent-style-name="Default">
      <style:text-properties fo:font-style="normal" fo:font-weight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style:text-underline-style="none"/>
    </style:style>
    <style:style style:name="ce8" style:family="table-cell" style:parent-style-name="Default">
      <style:text-properties style:text-underline-style="none" fo:font-weight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style:text-underline-style="none" fo:font-weight="normal"/>
    </style:style>
    <style:style style:name="ce10" style:family="table-cell" style:parent-style-name="Default">
      <style:text-properties fo:font-weight="normal"/>
    </style:style>
    <style:style style:name="ce11" style:family="table-cell" style:parent-style-name="Default">
      <style:text-properties fo:font-style="normal" style:text-underline-style="none" fo:font-weight="normal"/>
    </style:style>
    <style:style style:name="ce12" style:family="table-cell" style:parent-style-name="Default">
      <style:table-cell-properties style:text-align-source="fix" style:repeat-content="false"/>
      <style:paragraph-properties fo:text-align="end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DejaVu Sans1" fo:font-size="10pt" fo:language="en" fo:country="US" fo:font-style="normal" fo:text-shadow="none" style:text-underline-style="none" fo:font-weight="normal" style:text-und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 style:data-style-name="N37"/>
    <style:style style:name="ce17" style:family="table-cell" style:parent-style-name="Default">
      <style:text-properties style:text-underline-style="none" fo:font-weight="bold"/>
    </style:style>
    <style:style style:name="ce18" style:family="table-cell" style:parent-style-name="Default" style:data-style-name="N0"/>
  </office:automatic-styles>
  <office:body>
    <office:spreadsheet>
      <table:table table:name="RESUL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1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42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3"/>
          <table:table-cell table:style-name="ce1"/>
          <table:table-cell table:number-columns-repeated="250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4" office:value-type="string">
            <text:p>regret</text:p>
          </table:table-cell>
          <table:table-cell table:style-name="ce14" office:value-type="string">
            <text:p>needed regret</text:p>
          </table:table-cell>
          <table:table-cell table:style-name="ce14" office:value-type="string">
            <text:p>excess regret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24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ROGUE.B7]" office:value-type="string" office:string-value="Mon Sep 10 09:38:25 2007">
            <text:p>Mon Sep 10 09:38:25 2007</text:p>
          </table:table-cell>
          <table:table-cell table:formula="oooc:=[ROGUE.B6]" office:value-type="float" office:value="3347">
            <text:p>3347</text:p>
          </table:table-cell>
          <table:table-cell table:formula="oooc:=[ROGUE.C6]" office:value-type="float" office:value="3623">
            <text:p>3623</text:p>
          </table:table-cell>
          <table:table-cell table:formula="oooc:=[ROGUE.D6]" office:value-type="float" office:value="63884">
            <text:p>63884</text:p>
          </table:table-cell>
          <table:table-cell table:formula="oooc:=[ROGUE.E6]" office:value-type="float" office:value="734">
            <text:p>734</text:p>
          </table:table-cell>
          <table:table-cell office:value-type="float" office:value="1">
            <text:p>1</text:p>
          </table:table-cell>
          <table:table-cell table:formula="oooc:=(([.F3]-[.G3])*100)/MAX([.F3];[.G3])*[.H3]" office:value-type="float" office:value="98.8510425145576">
            <text:p>98.85</text:p>
          </table:table-cell>
          <table:table-cell office:value-type="float" office:value="30">
            <text:p>30</text:p>
          </table:table-cell>
          <table:table-cell table:formula="oooc:=[.I3]-[.J3]" office:value-type="float" office:value="68.8510425145576">
            <text:p>68.85</text:p>
          </table:table-cell>
          <table:table-cell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ROGUE.F7]" office:value-type="string" office:string-value="Mon Sep 10 09:40:16 2007">
            <text:p>Mon Sep 10 09:40:16 2007</text:p>
          </table:table-cell>
          <table:table-cell table:formula="oooc:=[ROGUE.F6]" office:value-type="float" office:value="5915">
            <text:p>5915</text:p>
          </table:table-cell>
          <table:table-cell table:formula="oooc:=[ROGUE.G6]" office:value-type="float" office:value="5562">
            <text:p>5562</text:p>
          </table:table-cell>
          <table:table-cell table:formula="oooc:=[ROGUE.H6]" office:value-type="float" office:value="21595">
            <text:p>21595</text:p>
          </table:table-cell>
          <table:table-cell table:formula="oooc:=[ROGUE.I6]" office:value-type="float" office:value="9025">
            <text:p>9025</text:p>
          </table:table-cell>
          <table:table-cell office:value-type="float" office:value="1">
            <text:p>1</text:p>
          </table:table-cell>
          <table:table-cell table:formula="oooc:=(([.F4]-[.G4])*100)/MAX([.F4];[.G4])*[.H4]" office:value-type="float" office:value="58.2079184996527">
            <text:p>58.21</text:p>
          </table:table-cell>
          <table:table-cell office:value-type="float" office:value="30">
            <text:p>30</text:p>
          </table:table-cell>
          <table:table-cell table:formula="oooc:=[.I4]-[.J4]" office:value-type="float" office:value="28.2079184996527">
            <text:p>28.21</text:p>
          </table:table-cell>
          <table:table-cell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ROGUE.J7]" office:value-type="string" office:string-value="Mon Sep 10 10:07:43 2007">
            <text:p>Mon Sep 10 10:07:43 2007</text:p>
          </table:table-cell>
          <table:table-cell table:style-name="ce5" table:formula="oooc:=[ROGUE.J6]" office:value-type="float" office:value="35714">
            <text:p>35714</text:p>
          </table:table-cell>
          <table:table-cell table:style-name="ce10" table:formula="oooc:=[ROGUE.K6]" office:value-type="float" office:value="38084">
            <text:p>38084</text:p>
          </table:table-cell>
          <table:table-cell table:style-name="ce10" table:formula="oooc:=[ROGUE.L6]" office:value-type="float" office:value="182626">
            <text:p>182626</text:p>
          </table:table-cell>
          <table:table-cell table:formula="oooc:=[ROGUE.M6]" office:value-type="float" office:value="81201">
            <text:p>81201</text:p>
          </table:table-cell>
          <table:table-cell office:value-type="float" office:value="1">
            <text:p>1</text:p>
          </table:table-cell>
          <table:table-cell table:formula="oooc:=(([.F5]-[.G5])*100)/MAX([.F5];[.G5])*[.H5]" office:value-type="float" office:value="55.5369991129412">
            <text:p>55.54</text:p>
          </table:table-cell>
          <table:table-cell office:value-type="float" office:value="30">
            <text:p>30</text:p>
          </table:table-cell>
          <table:table-cell table:formula="oooc:=[.I5]-[.J5]" office:value-type="float" office:value="25.5369991129412">
            <text:p>25.54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ROGUE.N7]" office:value-type="string" office:string-value="Mon Sep 10 07:10:07 2007">
            <text:p>Mon Sep 10 07:10:07 2007</text:p>
          </table:table-cell>
          <table:table-cell table:style-name="ce5" table:formula="oooc:=[ROGUE.N6]" office:value-type="float" office:value="67800">
            <text:p>67800</text:p>
          </table:table-cell>
          <table:table-cell/>
          <table:table-cell table:formula="oooc:=[ROGUE.O6]" office:value-type="float" office:value="7403">
            <text:p>7403</text:p>
          </table:table-cell>
          <table:table-cell table:formula="oooc:=[ROGUE.P6]" office:value-type="float" office:value="109215">
            <text:p>109215</text:p>
          </table:table-cell>
          <table:table-cell office:value-type="float" office:value="1">
            <text:p>1</text:p>
          </table:table-cell>
          <table:table-cell table:formula="oooc:=(([.F6]-[.G6])*100)/MAX([.F6];[.G6])*[.H6]" office:value-type="float" office:value="-93.2216270658792">
            <text:p>-93.22</text:p>
          </table:table-cell>
          <table:table-cell office:value-type="float" office:value="20">
            <text:p>20</text:p>
          </table:table-cell>
          <table:table-cell table:formula="oooc:=[.I6]-[.J6]" office:value-type="float" office:value="-113.221627065879">
            <text:p>-113.22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ROGUE.Q7]" office:value-type="string" office:string-value="Mon Sep 10 06:48:32 2007">
            <text:p>Mon Sep 10 06:48:32 2007</text:p>
          </table:table-cell>
          <table:table-cell table:style-name="ce5" table:formula="oooc:=[ROGUE.Q6]" office:value-type="float" office:value="22778">
            <text:p>22778</text:p>
          </table:table-cell>
          <table:table-cell/>
          <table:table-cell table:formula="oooc:=[ROGUE.R6]" office:value-type="float" office:value="22778">
            <text:p>22778</text:p>
          </table:table-cell>
          <table:table-cell table:formula="oooc:=[ROGUE.S6]" office:value-type="float" office:value="10094">
            <text:p>10094</text:p>
          </table:table-cell>
          <table:table-cell office:value-type="float" office:value="1">
            <text:p>1</text:p>
          </table:table-cell>
          <table:table-cell table:formula="oooc:=(([.F7]-[.G7])*100)/MAX([.F7];[.G7])*[.H7]" office:value-type="float" office:value="55.6853103872157">
            <text:p>55.69</text:p>
          </table:table-cell>
          <table:table-cell office:value-type="float" office:value="20">
            <text:p>20</text:p>
          </table:table-cell>
          <table:table-cell table:formula="oooc:=[.I7]-[.J7]" office:value-type="float" office:value="35.6853103872157">
            <text:p>35.69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ROGUE.T7]" office:value-type="string" office:string-value="Thu Sep  6 16:42:36 2007">
            <text:p>Thu Sep <text:s/>6 16:42:36 2007</text:p>
          </table:table-cell>
          <table:table-cell table:formula="oooc:=[ROGUE.T6]" office:value-type="float" office:value="3787">
            <text:p>3787</text:p>
          </table:table-cell>
          <table:table-cell/>
          <table:table-cell table:formula="oooc:=[ROGUE.U6]" office:value-type="float" office:value="5412">
            <text:p>5412</text:p>
          </table:table-cell>
          <table:table-cell table:formula="oooc:=[ROGUE.V6]" office:value-type="float" office:value="1239">
            <text:p>1239</text:p>
          </table:table-cell>
          <table:table-cell office:value-type="float" office:value="1">
            <text:p>1</text:p>
          </table:table-cell>
          <table:table-cell table:formula="oooc:=(([.F8]-[.G8])*100)/MAX([.F8];[.G8])*[.H8]" office:value-type="float" office:value="77.1064301552106">
            <text:p>77.11</text:p>
          </table:table-cell>
          <table:table-cell office:value-type="float" office:value="20">
            <text:p>20</text:p>
          </table:table-cell>
          <table:table-cell table:formula="oooc:=[.I8]-[.J8]" office:value-type="float" office:value="57.1064301552106">
            <text:p>57.11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ROGUE.W7]" office:value-type="string" office:string-value="Thu Sep  6 12:57:27 2007">
            <text:p>Thu Sep <text:s/>6 12:57:27 2007</text:p>
          </table:table-cell>
          <table:table-cell table:formula="oooc:=[ROGUE.W6]" office:value-type="float" office:value="5915">
            <text:p>5915</text:p>
          </table:table-cell>
          <table:table-cell/>
          <table:table-cell table:style-name="ce5" table:formula="oooc:=[ROGUE.X6]" office:value-type="float" office:value="9186">
            <text:p>9186</text:p>
          </table:table-cell>
          <table:table-cell table:formula="oooc:=[ROGUE.Y6]" office:value-type="float" office:value="2540">
            <text:p>2540</text:p>
          </table:table-cell>
          <table:table-cell office:value-type="float" office:value="1">
            <text:p>1</text:p>
          </table:table-cell>
          <table:table-cell table:formula="oooc:=(([.F9]-[.G9])*100)/MAX([.F9];[.G9])*[.H9]" office:value-type="float" office:value="72.3492270846941">
            <text:p>72.35</text:p>
          </table:table-cell>
          <table:table-cell office:value-type="float" office:value="20">
            <text:p>20</text:p>
          </table:table-cell>
          <table:table-cell table:formula="oooc:=[.I9]-[.J9]" office:value-type="float" office:value="52.3492270846941">
            <text:p>52.35</text:p>
          </table:table-cell>
          <table:table-cell table:number-columns-repeated="244"/>
        </table:table-row>
        <table:table-row table:style-name="ro1">
          <table:table-cell table:number-columns-repeated="255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4" office:value-type="string">
            <text:p>regret</text:p>
          </table:table-cell>
          <table:table-cell table:style-name="ce14" office:value-type="string">
            <text:p>needed regret</text:p>
          </table:table-cell>
          <table:table-cell table:style-name="ce14" office:value-type="string">
            <text:p>excess regret</text:p>
          </table:table-cell>
          <table:table-cell table:style-name="ce2"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WARGAME.B8]" office:value-type="string" office:string-value="Mon Sep 10 05:37:01 2007">
            <text:p>Mon Sep 10 05:37:01 2007</text:p>
          </table:table-cell>
          <table:table-cell table:formula="oooc:=[WARGAME.B7]" office:value-type="float" office:value="5378">
            <text:p>5378</text:p>
          </table:table-cell>
          <table:table-cell table:style-name="ce5" table:formula="oooc:=[WARGAME.C7]" office:value-type="float" office:value="4009">
            <text:p>4009</text:p>
          </table:table-cell>
          <table:table-cell table:style-name="ce5" table:formula="oooc:=[WARGAME.D7]" office:value-type="float" office:value="6577">
            <text:p>6577</text:p>
          </table:table-cell>
          <table:table-cell table:formula="oooc:=[WARGAME.E7]" office:value-type="float" office:value="4396">
            <text:p>4396</text:p>
          </table:table-cell>
          <table:table-cell office:value-type="float" office:value="1">
            <text:p>1</text:p>
          </table:table-cell>
          <table:table-cell table:formula="oooc:=(([.F13]-[.G13])*100)/MAX([.F13];[.G13])*[.H13]" office:value-type="float" office:value="33.1610156606355">
            <text:p>33.16</text:p>
          </table:table-cell>
          <table:table-cell office:value-type="float" office:value="30">
            <text:p>30</text:p>
          </table:table-cell>
          <table:table-cell table:formula="oooc:=[.I13]-[.J13]" office:value-type="float" office:value="3.16101566063555">
            <text:p>3.16</text:p>
          </table:table-cell>
          <table:table-cell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WARGAME.F8]" office:value-type="string" office:string-value="Mon Sep 10 05:40:38 2007">
            <text:p>Mon Sep 10 05:40:38 2007</text:p>
          </table:table-cell>
          <table:table-cell table:style-name="ce6" table:formula="oooc:=[WARGAME.F7]" office:value-type="float" office:value="1107">
            <text:p>1107</text:p>
          </table:table-cell>
          <table:table-cell table:style-name="ce5" table:formula="oooc:=[WARGAME.G7]" office:value-type="float" office:value="6723">
            <text:p>6723</text:p>
          </table:table-cell>
          <table:table-cell table:style-name="ce5" table:formula="oooc:=[WARGAME.H7]" office:value-type="float" office:value="5489">
            <text:p>5489</text:p>
          </table:table-cell>
          <table:table-cell table:formula="oooc:=[WARGAME.I7]" office:value-type="float" office:value="3461">
            <text:p>3461</text:p>
          </table:table-cell>
          <table:table-cell office:value-type="float" office:value="1">
            <text:p>1</text:p>
          </table:table-cell>
          <table:table-cell table:formula="oooc:=(([.F14]-[.G14])*100)/MAX([.F14];[.G14])*[.H14]" office:value-type="float" office:value="36.9466205137548">
            <text:p>36.95</text:p>
          </table:table-cell>
          <table:table-cell office:value-type="float" office:value="30">
            <text:p>30</text:p>
          </table:table-cell>
          <table:table-cell table:formula="oooc:=[.I14]-[.J14]" office:value-type="float" office:value="6.94662051375478">
            <text:p>6.95</text:p>
          </table:table-cell>
          <table:table-cell table:number-columns-repeated="24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WARGAME.J8]" office:value-type="string" office:string-value="Mon Sep 10 09:28:47 2007">
            <text:p>Mon Sep 10 09:28:47 2007</text:p>
          </table:table-cell>
          <table:table-cell table:formula="oooc:=[WARGAME.J7]" office:value-type="float" office:value="10757">
            <text:p>10757</text:p>
          </table:table-cell>
          <table:table-cell/>
          <table:table-cell table:formula="oooc:=[WARGAME.K7]" office:value-type="float" office:value="5409">
            <text:p>5409</text:p>
          </table:table-cell>
          <table:table-cell table:formula="oooc:=[WARGAME.L7]" office:value-type="float" office:value="2186">
            <text:p>2186</text:p>
          </table:table-cell>
          <table:table-cell office:value-type="float" office:value="1">
            <text:p>1</text:p>
          </table:table-cell>
          <table:table-cell table:formula="oooc:=(([.F15]-[.G15])*100)/MAX([.F15];[.G15])*[.H15]" office:value-type="float" office:value="59.5858753928637">
            <text:p>59.59</text:p>
          </table:table-cell>
          <table:table-cell office:value-type="float" office:value="30">
            <text:p>30</text:p>
          </table:table-cell>
          <table:table-cell table:formula="oooc:=[.I15]-[.J15]" office:value-type="float" office:value="29.5858753928637">
            <text:p>29.59</text:p>
          </table:table-cell>
          <table:table-cell table:number-columns-repeated="24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WARGAME.M8]" office:value-type="string" office:string-value="Mon Sep 10 09:30:01 2007">
            <text:p>Mon Sep 10 09:30:01 2007</text:p>
          </table:table-cell>
          <table:table-cell table:formula="oooc:=[WARGAME.M7]" office:value-type="float" office:value="9184">
            <text:p>9184</text:p>
          </table:table-cell>
          <table:table-cell/>
          <table:table-cell table:formula="oooc:=[WARGAME.N7]" office:value-type="float" office:value="3839">
            <text:p>3839</text:p>
          </table:table-cell>
          <table:table-cell table:formula="oooc:=[WARGAME.O7]" office:value-type="float" office:value="2645">
            <text:p>2645</text:p>
          </table:table-cell>
          <table:table-cell office:value-type="float" office:value="1">
            <text:p>1</text:p>
          </table:table-cell>
          <table:table-cell table:formula="oooc:=(([.F16]-[.G16])*100)/MAX([.F16];[.G16])*[.H16]" office:value-type="float" office:value="31.1018494399583">
            <text:p>31.1</text:p>
          </table:table-cell>
          <table:table-cell office:value-type="float" office:value="30">
            <text:p>30</text:p>
          </table:table-cell>
          <table:table-cell table:formula="oooc:=[.I16]-[.J16]" office:value-type="float" office:value="1.10184943995832">
            <text:p>1.1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WARGAME.P8]" office:value-type="string" office:string-value="Mon Sep 10 09:30:47 2007">
            <text:p>Mon Sep 10 09:30:47 2007</text:p>
          </table:table-cell>
          <table:table-cell table:style-name="ce7" table:formula="oooc:=[WARGAME.P7]" office:value-type="float" office:value="20579">
            <text:p>20579</text:p>
          </table:table-cell>
          <table:table-cell/>
          <table:table-cell table:style-name="ce10" table:formula="oooc:=[WARGAME.Q7]" office:value-type="float" office:value="5139">
            <text:p>5139</text:p>
          </table:table-cell>
          <table:table-cell table:formula="oooc:=[WARGAME.R7]" office:value-type="float" office:value="6468">
            <text:p>6468</text:p>
          </table:table-cell>
          <table:table-cell office:value-type="float" office:value="1">
            <text:p>1</text:p>
          </table:table-cell>
          <table:table-cell table:formula="oooc:=(([.F17]-[.G17])*100)/MAX([.F17];[.G17])*[.H17]" office:value-type="float" office:value="-20.5473098330241">
            <text:p>-20.55</text:p>
          </table:table-cell>
          <table:table-cell office:value-type="float" office:value="20">
            <text:p>20</text:p>
          </table:table-cell>
          <table:table-cell table:formula="oooc:=[.I17]-[.J17]" office:value-type="float" office:value="-40.5473098330241">
            <text:p>-40.55</text:p>
          </table:table-cell>
          <table:table-cell/>
          <table:table-cell office:value-type="string">
            <text:p>loses goal antecedents- would need to know if predicates removed from goal, remove from goodthings</text:p>
          </table:table-cell>
          <table:table-cell table:number-columns-repeated="24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WARGAME.S8]" office:value-type="string" office:string-value="Mon Sep 10 05:34:23 2007">
            <text:p>Mon Sep 10 05:34:23 2007</text:p>
          </table:table-cell>
          <table:table-cell table:style-name="ce5" table:formula="oooc:=[WARGAME.S7]" office:value-type="float" office:value="24029">
            <text:p>24029</text:p>
          </table:table-cell>
          <table:table-cell/>
          <table:table-cell table:style-name="ce5" table:formula="oooc:=[WARGAME.T7]" office:value-type="float" office:value="7682">
            <text:p>7682</text:p>
          </table:table-cell>
          <table:table-cell table:formula="oooc:=[WARGAME.U7]" office:value-type="float" office:value="2630">
            <text:p>2630</text:p>
          </table:table-cell>
          <table:table-cell office:value-type="float" office:value="1">
            <text:p>1</text:p>
          </table:table-cell>
          <table:table-cell table:formula="oooc:=(([.F18]-[.G18])*100)/MAX([.F18];[.G18])*[.H18]" office:value-type="float" office:value="65.7641239260609">
            <text:p>65.76</text:p>
          </table:table-cell>
          <table:table-cell office:value-type="float" office:value="20">
            <text:p>20</text:p>
          </table:table-cell>
          <table:table-cell table:formula="oooc:=[.I18]-[.J18]" office:value-type="float" office:value="45.7641239260609">
            <text:p>45.76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WARGAME.V8]" office:value-type="string" office:string-value="Thu Sep  6 17:00:12 2007">
            <text:p>Thu Sep <text:s/>6 17:00:12 2007</text:p>
          </table:table-cell>
          <table:table-cell table:style-name="ce8" table:formula="oooc:=[WARGAME.V7]" office:value-type="float" office:value="10757">
            <text:p>10757</text:p>
          </table:table-cell>
          <table:table-cell/>
          <table:table-cell table:formula="oooc:=[WARGAME.W7]" office:value-type="float" office:value="11273">
            <text:p>11273</text:p>
          </table:table-cell>
          <table:table-cell table:formula="oooc:=[WARGAME.X7]" office:value-type="float" office:value="8276">
            <text:p>8276</text:p>
          </table:table-cell>
          <table:table-cell office:value-type="float" office:value="1">
            <text:p>1</text:p>
          </table:table-cell>
          <table:table-cell table:formula="oooc:=(([.F19]-[.G19])*100)/MAX([.F19];[.G19])*[.H19]" office:value-type="float" office:value="26.5856471214406">
            <text:p>26.59</text:p>
          </table:table-cell>
          <table:table-cell office:value-type="float" office:value="20">
            <text:p>20</text:p>
          </table:table-cell>
          <table:table-cell table:formula="oooc:=[.I19]-[.J19]" office:value-type="float" office:value="6.58564712144061">
            <text:p>6.59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WARGAME.Y8]" office:value-type="string" office:string-value="Thu Sep  6 17:01:33 2007">
            <text:p>Thu Sep <text:s/>6 17:01:33 2007</text:p>
          </table:table-cell>
          <table:table-cell table:formula="oooc:=[WARGAME.Y7]" office:value-type="float" office:value="9184">
            <text:p>9184</text:p>
          </table:table-cell>
          <table:table-cell/>
          <table:table-cell table:style-name="ce11" table:formula="oooc:=[WARGAME.Z7]" office:value-type="float" office:value="9302">
            <text:p>9302</text:p>
          </table:table-cell>
          <table:table-cell table:formula="oooc:=[WARGAME.AA7]" office:value-type="float" office:value="6410">
            <text:p>6410</text:p>
          </table:table-cell>
          <table:table-cell office:value-type="float" office:value="1">
            <text:p>1</text:p>
          </table:table-cell>
          <table:table-cell table:formula="oooc:=(([.F20]-[.G20])*100)/MAX([.F20];[.G20])*[.H20]" office:value-type="float" office:value="31.0900881530854">
            <text:p>31.09</text:p>
          </table:table-cell>
          <table:table-cell office:value-type="float" office:value="20">
            <text:p>20</text:p>
          </table:table-cell>
          <table:table-cell table:formula="oooc:=[.I20]-[.J20]" office:value-type="float" office:value="11.0900881530854">
            <text:p>11.09</text:p>
          </table:table-cell>
          <table:table-cell table:number-columns-repeated="244"/>
        </table:table-row>
        <table:table-row table:style-name="ro1">
          <table:table-cell table:number-columns-repeated="255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4" office:value-type="string">
            <text:p>regret</text:p>
          </table:table-cell>
          <table:table-cell table:style-name="ce14" office:value-type="string">
            <text:p>needed regret</text:p>
          </table:table-cell>
          <table:table-cell table:style-name="ce14" office:value-type="string">
            <text:p>excess regret</text:p>
          </table:table-cell>
          <table:table-cell table:style-name="ce2"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ESCAPE.B8]" office:value-type="string" office:string-value="Mon Sep 10 10:03:08 2007">
            <text:p>Mon Sep 10 10:03:08 2007</text:p>
          </table:table-cell>
          <table:table-cell table:formula="oooc:=[ESCAPE.B7]" office:value-type="float" office:value="24581">
            <text:p>24581</text:p>
          </table:table-cell>
          <table:table-cell table:formula="oooc:=[ESCAPE.C7]" office:value-type="float" office:value="2230">
            <text:p>2230</text:p>
          </table:table-cell>
          <table:table-cell table:style-name="ce6" table:formula="oooc:=[ESCAPE.D7]" office:value-type="float" office:value="14939">
            <text:p>14939</text:p>
          </table:table-cell>
          <table:table-cell table:style-name="ce5" table:formula="oooc:=[ESCAPE.E7]" office:value-type="float" office:value="2227">
            <text:p>2227</text:p>
          </table:table-cell>
          <table:table-cell office:value-type="float" office:value="1">
            <text:p>1</text:p>
          </table:table-cell>
          <table:table-cell table:formula="oooc:=(([.F24]-[.G24])*100)/MAX([.F24];[.G24])*[.H24]" office:value-type="float" office:value="85.0927103554455">
            <text:p>85.09</text:p>
          </table:table-cell>
          <table:table-cell office:value-type="float" office:value="30">
            <text:p>30</text:p>
          </table:table-cell>
          <table:table-cell table:formula="oooc:=[.I24]-[.J24]" office:value-type="float" office:value="55.0927103554455">
            <text:p>55.09</text:p>
          </table:table-cell>
          <table:table-cell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ESCAPE.F8]" office:value-type="string" office:string-value="Mon Sep 10 05:59:40 2007">
            <text:p>Mon Sep 10 05:59:40 2007</text:p>
          </table:table-cell>
          <table:table-cell table:formula="oooc:=[ESCAPE.F7]" office:value-type="float" office:value="4722">
            <text:p>4722</text:p>
          </table:table-cell>
          <table:table-cell table:formula="oooc:=[ESCAPE.G7]" office:value-type="float" office:value="11585">
            <text:p>11585</text:p>
          </table:table-cell>
          <table:table-cell table:formula="oooc:=[ESCAPE.H7]" office:value-type="float" office:value="31590">
            <text:p>31590</text:p>
          </table:table-cell>
          <table:table-cell table:formula="oooc:=[ESCAPE.I7]" office:value-type="float" office:value="3629">
            <text:p>3629</text:p>
          </table:table-cell>
          <table:table-cell office:value-type="float" office:value="1">
            <text:p>1</text:p>
          </table:table-cell>
          <table:table-cell table:formula="oooc:=(([.F25]-[.G25])*100)/MAX([.F25];[.G25])*[.H25]" office:value-type="float" office:value="88.5121874010763">
            <text:p>88.51</text:p>
          </table:table-cell>
          <table:table-cell office:value-type="float" office:value="30">
            <text:p>30</text:p>
          </table:table-cell>
          <table:table-cell table:formula="oooc:=[.I25]-[.J25]" office:value-type="float" office:value="58.5121874010763">
            <text:p>58.51</text:p>
          </table:table-cell>
          <table:table-cell table:number-columns-repeated="24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ESCAPE.J8]" office:value-type="string" office:string-value="Mon Sep 10 05:19:48 2007">
            <text:p>Mon Sep 10 05:19:48 2007</text:p>
          </table:table-cell>
          <table:table-cell table:formula="oooc:=[ESCAPE.J7]" office:value-type="float" office:value="9568">
            <text:p>9568</text:p>
          </table:table-cell>
          <table:table-cell/>
          <table:table-cell table:formula="oooc:=[ESCAPE.K7]" office:value-type="float" office:value="7083">
            <text:p>7083</text:p>
          </table:table-cell>
          <table:table-cell table:formula="oooc:=[ESCAPE.L7]" office:value-type="float" office:value="2439">
            <text:p>2439</text:p>
          </table:table-cell>
          <table:table-cell office:value-type="float" office:value="1">
            <text:p>1</text:p>
          </table:table-cell>
          <table:table-cell table:formula="oooc:=(([.F26]-[.G26])*100)/MAX([.F26];[.G26])*[.H26]" office:value-type="float" office:value="65.5654383735705">
            <text:p>65.57</text:p>
          </table:table-cell>
          <table:table-cell office:value-type="float" office:value="30">
            <text:p>30</text:p>
          </table:table-cell>
          <table:table-cell table:formula="oooc:=[.I26]-[.J26]" office:value-type="float" office:value="35.5654383735705">
            <text:p>35.57</text:p>
          </table:table-cell>
          <table:table-cell table:number-columns-repeated="24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ESCAPE.M8]" office:value-type="string" office:string-value="Mon Sep 10 05:20:32 2007">
            <text:p>Mon Sep 10 05:20:32 2007</text:p>
          </table:table-cell>
          <table:table-cell table:formula="oooc:=[ESCAPE.M7]" office:value-type="float" office:value="9568">
            <text:p>9568</text:p>
          </table:table-cell>
          <table:table-cell/>
          <table:table-cell table:formula="oooc:=[ESCAPE.N7]" office:value-type="float" office:value="11036">
            <text:p>11036</text:p>
          </table:table-cell>
          <table:table-cell table:formula="oooc:=[ESCAPE.O7]" office:value-type="float" office:value="1936">
            <text:p>1936</text:p>
          </table:table-cell>
          <table:table-cell office:value-type="float" office:value="1">
            <text:p>1</text:p>
          </table:table-cell>
          <table:table-cell table:formula="oooc:=(([.F27]-[.G27])*100)/MAX([.F27];[.G27])*[.H27]" office:value-type="float" office:value="82.4574121058354">
            <text:p>82.46</text:p>
          </table:table-cell>
          <table:table-cell office:value-type="float" office:value="30">
            <text:p>30</text:p>
          </table:table-cell>
          <table:table-cell table:formula="oooc:=[.I27]-[.J27]" office:value-type="float" office:value="52.4574121058354">
            <text:p>52.46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ESCAPE.P8]" office:value-type="string" office:string-value="Mon Sep 10 15:37:12 2007">
            <text:p>Mon Sep 10 15:37:12 2007</text:p>
          </table:table-cell>
          <table:table-cell table:style-name="ce9" table:formula="oooc:=[ESCAPE.P7]" office:value-type="float" office:value="163795">
            <text:p>163795</text:p>
          </table:table-cell>
          <table:table-cell/>
          <table:table-cell table:formula="oooc:=[ESCAPE.Q7]" office:value-type="float" office:value="24841">
            <text:p>24841</text:p>
          </table:table-cell>
          <table:table-cell table:style-name="ce5" table:formula="oooc:=[ESCAPE.R7]" office:value-type="float" office:value="5006">
            <text:p>5006</text:p>
          </table:table-cell>
          <table:table-cell office:value-type="float" office:value="1">
            <text:p>1</text:p>
          </table:table-cell>
          <table:table-cell table:formula="oooc:=(([.F28]-[.G28])*100)/MAX([.F28];[.G28])*[.H28]" office:value-type="float" office:value="79.8478322128739">
            <text:p>79.85</text:p>
          </table:table-cell>
          <table:table-cell office:value-type="float" office:value="20">
            <text:p>20</text:p>
          </table:table-cell>
          <table:table-cell table:formula="oooc:=[.I28]-[.J28]" office:value-type="float" office:value="59.8478322128739">
            <text:p>59.85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ESCAPE.S8]" office:value-type="string" office:string-value="Mon Sep 10 05:31:05 2007">
            <text:p>Mon Sep 10 05:31:05 2007</text:p>
          </table:table-cell>
          <table:table-cell table:style-name="ce5" table:formula="oooc:=[ESCAPE.S7]" office:value-type="float" office:value="55612">
            <text:p>55612</text:p>
          </table:table-cell>
          <table:table-cell/>
          <table:table-cell table:formula="oooc:=[ESCAPE.T7]" office:value-type="float" office:value="1464">
            <text:p>1464</text:p>
          </table:table-cell>
          <table:table-cell table:formula="oooc:=[ESCAPE.U7]" office:value-type="float" office:value="950">
            <text:p>950</text:p>
          </table:table-cell>
          <table:table-cell office:value-type="float" office:value="1">
            <text:p>1</text:p>
          </table:table-cell>
          <table:table-cell table:formula="oooc:=(([.F29]-[.G29])*100)/MAX([.F29];[.G29])*[.H29]" office:value-type="float" office:value="35.1092896174863">
            <text:p>35.11</text:p>
          </table:table-cell>
          <table:table-cell office:value-type="float" office:value="20">
            <text:p>20</text:p>
          </table:table-cell>
          <table:table-cell table:formula="oooc:=[.I29]-[.J29]" office:value-type="float" office:value="15.1092896174863">
            <text:p>15.11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ESCAPE.V8]" office:value-type="string" office:string-value="Thu Sep  6 16:52:10 2007">
            <text:p>Thu Sep <text:s/>6 16:52:10 2007</text:p>
          </table:table-cell>
          <table:table-cell table:formula="oooc:=[ESCAPE.V7]" office:value-type="float" office:value="22971">
            <text:p>22971</text:p>
          </table:table-cell>
          <table:table-cell/>
          <table:table-cell table:style-name="ce11" table:formula="oooc:=[ESCAPE.W7]" office:value-type="float" office:value="23357">
            <text:p>23357</text:p>
          </table:table-cell>
          <table:table-cell table:formula="oooc:=[ESCAPE.X7]" office:value-type="float" office:value="5918">
            <text:p>5918</text:p>
          </table:table-cell>
          <table:table-cell office:value-type="float" office:value="1">
            <text:p>1</text:p>
          </table:table-cell>
          <table:table-cell table:formula="oooc:=(([.F30]-[.G30])*100)/MAX([.F30];[.G30])*[.H30]" office:value-type="float" office:value="74.6628419745687">
            <text:p>74.66</text:p>
          </table:table-cell>
          <table:table-cell office:value-type="float" office:value="20">
            <text:p>20</text:p>
          </table:table-cell>
          <table:table-cell table:formula="oooc:=[.I30]-[.J30]" office:value-type="float" office:value="54.6628419745687">
            <text:p>54.66</text:p>
          </table:table-cell>
          <table:table-cell table:number-columns-repeated="244"/>
        </table:table-row>
        <table:table-row table:style-name="ro1">
          <table:table-cell table:number-columns-repeated="255"/>
        </table:table-row>
        <table:table-row table:style-name="ro1">
          <table:table-cell table:style-name="ce1"/>
          <table:table-cell table:number-columns-repeated="254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54"/>
        </table:table-row>
        <table:table-row table:style-name="ro1">
          <table:table-cell/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</text:p>
          </table:table-cell>
          <table:table-cell/>
          <table:table-cell table:style-name="ce1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4" office:value-type="string">
            <text:p>regret</text:p>
          </table:table-cell>
          <table:table-cell table:style-name="ce14" office:value-type="string">
            <text:p>needed regret</text:p>
          </table:table-cell>
          <table:table-cell table:style-name="ce14" office:value-type="string">
            <text:p>excess regret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ooc:=[LEVEL10.B8]" office:value-type="string" office:string-value="Thu Sep  6 16:24:31 2007">
            <text:p>Thu Sep <text:s/>6 16:24:31 2007</text:p>
          </table:table-cell>
          <table:table-cell table:formula="oooc:=[LEVEL10.B7]" office:value-type="float" office:value="4870">
            <text:p>4870</text:p>
          </table:table-cell>
          <table:table-cell/>
          <table:table-cell table:formula="oooc:=[LEVEL10.C7]" office:value-type="float" office:value="1698">
            <text:p>1698</text:p>
          </table:table-cell>
          <table:table-cell table:formula="oooc:=[LEVEL10.D7]" office:value-type="float" office:value="1160">
            <text:p>1160</text:p>
          </table:table-cell>
          <table:table-cell office:value-type="float" office:value="1">
            <text:p>1</text:p>
          </table:table-cell>
          <table:table-cell table:formula="oooc:=(([.F35]-[.G35])*100)/MAX([.F35];[.G35])*[.H35]" office:value-type="float" office:value="31.6843345111896">
            <text:p>31.68</text:p>
          </table:table-cell>
          <table:table-cell office:value-type="float" office:value="20">
            <text:p>20</text:p>
          </table:table-cell>
          <table:table-cell table:formula="oooc:=[.I35]-[.J35]" office:value-type="float" office:value="11.6843345111896">
            <text:p>11.68</text:p>
          </table:table-cell>
          <table:table-cell/>
          <table:table-cell office:value-type="string">
            <text:p>health changes</text:p>
          </table:table-cell>
          <table:table-cell table:number-columns-repeated="242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LEVEL10.E8]" office:value-type="string" office:string-value="Mon Sep 10 09:43:13 2007">
            <text:p>Mon Sep 10 09:43:13 2007</text:p>
          </table:table-cell>
          <table:table-cell table:formula="oooc:=[LEVEL10.E7]" office:value-type="float" office:value="19436">
            <text:p>19436</text:p>
          </table:table-cell>
          <table:table-cell/>
          <table:table-cell table:formula="oooc:=[LEVEL10.F7]" office:value-type="float" office:value="4009">
            <text:p>4009</text:p>
          </table:table-cell>
          <table:table-cell table:formula="oooc:=[LEVEL10.G7]" office:value-type="float" office:value="2359">
            <text:p>2359</text:p>
          </table:table-cell>
          <table:table-cell office:value-type="float" office:value="1">
            <text:p>1</text:p>
          </table:table-cell>
          <table:table-cell table:formula="oooc:=(([.F36]-[.G36])*100)/MAX([.F36];[.G36])*[.H36]" office:value-type="float" office:value="41.1573958593165">
            <text:p>41.16</text:p>
          </table:table-cell>
          <table:table-cell office:value-type="float" office:value="20">
            <text:p>20</text:p>
          </table:table-cell>
          <table:table-cell table:formula="oooc:=[.I36]-[.J36]" office:value-type="float" office:value="21.1573958593165">
            <text:p>21.16</text:p>
          </table:table-cell>
          <table:table-cell/>
          <table:table-cell office:value-type="string">
            <text:p>decrease health terrorist</text:p>
          </table:table-cell>
          <table:table-cell table:number-columns-repeated="242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LEVEL10.H8]" office:value-type="string" office:string-value="Thu Sep  6 12:37:05 2007">
            <text:p>Thu Sep <text:s/>6 12:37:05 2007</text:p>
          </table:table-cell>
          <table:table-cell table:formula="oooc:=[LEVEL10.H7]" office:value-type="float" office:value="2230">
            <text:p>2230</text:p>
          </table:table-cell>
          <table:table-cell/>
          <table:table-cell table:formula="oooc:=[LEVEL10.I7]" office:value-type="float" office:value="1386">
            <text:p>1386</text:p>
          </table:table-cell>
          <table:table-cell table:formula="oooc:=[LEVEL10.J7]" office:value-type="float" office:value="1386">
            <text:p>1386</text:p>
          </table:table-cell>
          <table:table-cell office:value-type="float" office:value="1">
            <text:p>1</text:p>
          </table:table-cell>
          <table:table-cell table:formula="oooc:=(([.F37]-[.G37])*100)/MAX([.F37];[.G37])*[.H37]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ooc:=[.I37]-[.J37]" office:value-type="float" office:value="-20">
            <text:p>-20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LEVEL10.K8]" office:value-type="string" office:string-value="Mon Sep 10 05:26:15 2007">
            <text:p>Mon Sep 10 05:26:15 2007</text:p>
          </table:table-cell>
          <table:table-cell table:formula="oooc:=[LEVEL10.K7]" office:value-type="float" office:value="25599">
            <text:p>25599</text:p>
          </table:table-cell>
          <table:table-cell/>
          <table:table-cell table:formula="oooc:=[LEVEL10.L7]" office:value-type="float" office:value="1107">
            <text:p>1107</text:p>
          </table:table-cell>
          <table:table-cell table:formula="oooc:=[LEVEL10.M7]" office:value-type="float" office:value="1107">
            <text:p>1107</text:p>
          </table:table-cell>
          <table:table-cell office:value-type="float" office:value="1">
            <text:p>1</text:p>
          </table:table-cell>
          <table:table-cell table:formula="oooc:=(([.F38]-[.G38])*100)/MAX([.F38];[.G38])*[.H38]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ooc:=[.I38]-[.J38]" office:value-type="float" office:value="-20">
            <text:p>-20</text:p>
          </table:table-cell>
          <table:table-cell/>
          <table:table-cell office:value-type="string">
            <text:p>need to map hero-&gt;soldier (not terrorist)</text:p>
          </table:table-cell>
          <table:table-cell table:number-columns-repeated="242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LEVEL10.N8]" office:value-type="string" office:string-value="Thu Sep  6 12:45:48 2007">
            <text:p>Thu Sep <text:s/>6 12:45:48 2007</text:p>
          </table:table-cell>
          <table:table-cell table:formula="oooc:=[LEVEL10.N7]" office:value-type="float" office:value="55612">
            <text:p>55612</text:p>
          </table:table-cell>
          <table:table-cell/>
          <table:table-cell table:formula="oooc:=[LEVEL10.O7]" office:value-type="float" office:value="8206">
            <text:p>8206</text:p>
          </table:table-cell>
          <table:table-cell table:formula="oooc:=[LEVEL10.P7]" office:value-type="float" office:value="7495">
            <text:p>7495</text:p>
          </table:table-cell>
          <table:table-cell office:value-type="float" office:value="1">
            <text:p>1</text:p>
          </table:table-cell>
          <table:table-cell table:formula="oooc:=(([.F39]-[.G39])*100)/MAX([.F39];[.G39])*[.H39]" office:value-type="float" office:value="8.66439190835974">
            <text:p>8.66</text:p>
          </table:table-cell>
          <table:table-cell office:value-type="float" office:value="20">
            <text:p>20</text:p>
          </table:table-cell>
          <table:table-cell table:formula="oooc:=[.I39]-[.J39]" office:value-type="float" office:value="-11.3356080916403">
            <text:p>-11.34</text:p>
          </table:table-cell>
          <table:table-cell/>
          <table:table-cell office:value-type="string">
            <text:p>carrying log1 -&gt; holding soldier</text:p>
          </table:table-cell>
          <table:table-cell table:number-columns-repeated="242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LEVEL10.Q8]" office:value-type="string" office:string-value="Thu Sep  6 13:01:56 2007">
            <text:p>Thu Sep <text:s/>6 13:01:56 2007</text:p>
          </table:table-cell>
          <table:table-cell table:formula="oooc:=[LEVEL10.Q7]" office:value-type="float" office:value="27213">
            <text:p>27213</text:p>
          </table:table-cell>
          <table:table-cell/>
          <table:table-cell table:formula="oooc:=[LEVEL10.R7]" office:value-type="float" office:value="3353">
            <text:p>3353</text:p>
          </table:table-cell>
          <table:table-cell table:formula="oooc:=[LEVEL10.S7]" office:value-type="float" office:value="3353">
            <text:p>3353</text:p>
          </table:table-cell>
          <table:table-cell office:value-type="float" office:value="1">
            <text:p>1</text:p>
          </table:table-cell>
          <table:table-cell table:formula="oooc:=(([.F40]-[.G40])*100)/MAX([.F40];[.G40])*[.H40]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ooc:=[.I40]-[.J40]" office:value-type="float" office:value="-20">
            <text:p>-20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LEVEL10.T8]" office:value-type="string" office:string-value="Thu Sep  6 16:41:42 2007">
            <text:p>Thu Sep <text:s/>6 16:41:42 2007</text:p>
          </table:table-cell>
          <table:table-cell table:formula="oooc:=[LEVEL10.T7]" office:value-type="float" office:value="28695">
            <text:p>28695</text:p>
          </table:table-cell>
          <table:table-cell/>
          <table:table-cell table:formula="oooc:=[LEVEL10.U7]" office:value-type="float" office:value="3488">
            <text:p>3488</text:p>
          </table:table-cell>
          <table:table-cell table:formula="oooc:=[LEVEL10.V7]" office:value-type="float" office:value="1543">
            <text:p>1543</text:p>
          </table:table-cell>
          <table:table-cell office:value-type="float" office:value="1">
            <text:p>1</text:p>
          </table:table-cell>
          <table:table-cell table:formula="oooc:=(([.F41]-[.G41])*100)/MAX([.F41];[.G41])*[.H41]" office:value-type="float" office:value="55.7626146788991">
            <text:p>55.76</text:p>
          </table:table-cell>
          <table:table-cell office:value-type="float" office:value="20">
            <text:p>20</text:p>
          </table:table-cell>
          <table:table-cell table:formula="oooc:=[.I41]-[.J41]" office:value-type="float" office:value="35.7626146788991">
            <text:p>35.76</text:p>
          </table:table-cell>
          <table:table-cell/>
          <table:table-cell office:value-type="string">
            <text:p>health changes</text:p>
          </table:table-cell>
          <table:table-cell table:number-columns-repeated="242"/>
        </table:table-row>
        <table:table-row table:style-name="ro1" table:number-rows-repeated="2">
          <table:table-cell table:number-columns-repeated="255"/>
        </table:table-row>
        <table:table-row table:style-name="ro1">
          <table:table-cell table:number-columns-repeated="2"/>
          <table:table-cell table:style-name="ce2" office:value-type="string">
            <text:p>level</text:p>
          </table:table-cell>
          <table:table-cell table:style-name="ce2" office:value-type="string">
            <text:p>average excess regret</text:p>
          </table:table-cell>
          <table:table-cell table:number-columns-repeated="5"/>
          <table:table-cell office:value-type="string">
            <text:p>relevant emails:</text:p>
          </table:table-cell>
          <table:table-cell table:number-columns-repeated="245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table:formula="oooc:=AVERAGE([.K3];[.K4];[.K5];[.K13];[.K14];[.K24];[.K25])" office:value-type="float" office:value="35.1869277225805">
            <text:p>35.19</text:p>
          </table:table-cell>
          <table:table-cell table:number-columns-repeated="5"/>
          <table:table-cell office:value-type="string">
            <text:p>regret definition</text:p>
          </table:table-cell>
          <table:table-cell table:style-name="ce15" office:value-type="string">
            <text:p>FW: experimental protocol  </text:p>
          </table:table-cell>
          <table:table-cell table:style-name="ce16" office:value-type="date" office:date-value="2007-06-14">
            <text:p>06/14/07</text:p>
          </table:table-cell>
          <table:table-cell table:number-columns-repeated="243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formula="oooc:=AVERAGE([.K15];[.K16];[.K26];[.K27])" office:value-type="float" office:value="29.677643828057">
            <text:p>29.68</text:p>
          </table:table-cell>
          <table:table-cell table:number-columns-repeated="5"/>
          <table:table-cell office:value-type="string">
            <text:p>needed regrets</text:p>
          </table:table-cell>
          <table:table-cell table:style-name="ce15" office:value-type="string">
            <text:p>Definition of Regret</text:p>
          </table:table-cell>
          <table:table-cell table:style-name="ce16" office:value-type="date" office:date-value="2007-08-09">
            <text:p>08/09/07</text:p>
          </table:table-cell>
          <table:table-cell table:number-columns-repeated="24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ooc:=AVERAGE([.K6];[.K7];[.K17];[.K18];[.K28];[.K29])" office:value-type="float" office:value="0.439603207455588">
            <text:p>0.44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ooc:=AVERAGE([.K8];[.K9];[.K19];[.K20];[.K30])" office:value-type="float" office:value="36.3588468977999">
            <text:p>36.36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ooc:=AVERAGE([.K35:.K41])" office:value-type="float" office:value="-0.390180434605001">
            <text:p>-0.39</text:p>
          </table:table-cell>
          <table:table-cell table:number-columns-repeated="251"/>
        </table:table-row>
        <table:table-row table:style-name="ro1" table:number-rows-repeated="6548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RESULTS_time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1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42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3"/>
          <table:table-cell table:style-name="ce1"/>
          <table:table-cell table:number-columns-repeated="250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4" office:value-type="string">
            <text:p>regret</text:p>
          </table:table-cell>
          <table:table-cell table:style-name="ce14" office:value-type="string">
            <text:p>needed regret</text:p>
          </table:table-cell>
          <table:table-cell table:style-name="ce14" office:value-type="string">
            <text:p>excess regret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24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ROGUE.B7]" office:value-type="string" office:string-value="Mon Sep 10 09:38:25 2007">
            <text:p>Mon Sep 10 09:38:25 2007</text:p>
          </table:table-cell>
          <table:table-cell table:formula="oooc:=[ROGUE.B6]*[ROGUE.B10]" office:value-type="float" office:value="129391.673">
            <text:p>129391.67</text:p>
          </table:table-cell>
          <table:table-cell table:formula="oooc:=[ROGUE.C6]*[ROGUE.C10]" office:value-type="float" office:value="141173.818">
            <text:p>141173.82</text:p>
          </table:table-cell>
          <table:table-cell table:formula="oooc:=[ROGUE.D6]*[ROGUE.D10]" office:value-type="float" office:value="2507638.652">
            <text:p>2507638.65</text:p>
          </table:table-cell>
          <table:table-cell table:formula="oooc:=[ROGUE.E6]*[ROGUE.E10]" office:value-type="float" office:value="44967.042">
            <text:p>44967.04</text:p>
          </table:table-cell>
          <table:table-cell office:value-type="float" office:value="1">
            <text:p>1</text:p>
          </table:table-cell>
          <table:table-cell table:formula="oooc:=(([.F3]-[.G3])*100)/MAX([.F3];[.G3])*[.H3]" office:value-type="float" office:value="98.2067973803109">
            <text:p>98.21</text:p>
          </table:table-cell>
          <table:table-cell office:value-type="float" office:value="30">
            <text:p>30</text:p>
          </table:table-cell>
          <table:table-cell table:formula="oooc:=[.I3]-[.J3]" office:value-type="float" office:value="68.2067973803109">
            <text:p>68.21</text:p>
          </table:table-cell>
          <table:table-cell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ROGUE.F7]" office:value-type="string" office:string-value="Mon Sep 10 09:40:16 2007">
            <text:p>Mon Sep 10 09:40:16 2007</text:p>
          </table:table-cell>
          <table:table-cell table:formula="oooc:=[ROGUE.F6]*[ROGUE.F10]" office:value-type="float" office:value="243473.23">
            <text:p>243473.23</text:p>
          </table:table-cell>
          <table:table-cell table:formula="oooc:=[ROGUE.G6]*[ROGUE.G10]" office:value-type="float" office:value="193763.394">
            <text:p>193763.39</text:p>
          </table:table-cell>
          <table:table-cell table:formula="oooc:=[ROGUE.H6]*[ROGUE.H10]" office:value-type="float" office:value="784870.275">
            <text:p>784870.28</text:p>
          </table:table-cell>
          <table:table-cell table:formula="oooc:=[ROGUE.I6]*[ROGUE.I10]" office:value-type="float" office:value="301462.075">
            <text:p>301462.08</text:p>
          </table:table-cell>
          <table:table-cell office:value-type="float" office:value="1">
            <text:p>1</text:p>
          </table:table-cell>
          <table:table-cell table:formula="oooc:=(([.F4]-[.G4])*100)/MAX([.F4];[.G4])*[.H4]" office:value-type="float" office:value="61.5908406010152">
            <text:p>61.59</text:p>
          </table:table-cell>
          <table:table-cell office:value-type="float" office:value="30">
            <text:p>30</text:p>
          </table:table-cell>
          <table:table-cell table:formula="oooc:=[.I4]-[.J4]" office:value-type="float" office:value="31.5908406010152">
            <text:p>31.59</text:p>
          </table:table-cell>
          <table:table-cell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ROGUE.J7]" office:value-type="string" office:string-value="Mon Sep 10 10:07:43 2007">
            <text:p>Mon Sep 10 10:07:43 2007</text:p>
          </table:table-cell>
          <table:table-cell table:style-name="ce5" table:formula="oooc:=[ROGUE.J6]*[ROGUE.J10]" office:value-type="float" office:value="1782878.594">
            <text:p>1782878.59</text:p>
          </table:table-cell>
          <table:table-cell table:style-name="ce10" table:formula="oooc:=[ROGUE.K6]*[ROGUE.K10]" office:value-type="float" office:value="1720025.776">
            <text:p>1720025.78</text:p>
          </table:table-cell>
          <table:table-cell table:style-name="ce10" table:formula="oooc:=[ROGUE.L6]*[ROGUE.L10]" office:value-type="float" office:value="7075479.118">
            <text:p>7075479.12</text:p>
          </table:table-cell>
          <table:table-cell table:formula="oooc:=[ROGUE.M6]*[ROGUE.M10]" office:value-type="float" office:value="2782352.265">
            <text:p>2782352.27</text:p>
          </table:table-cell>
          <table:table-cell office:value-type="float" office:value="1">
            <text:p>1</text:p>
          </table:table-cell>
          <table:table-cell table:formula="oooc:=(([.F5]-[.G5])*100)/MAX([.F5];[.G5])*[.H5]" office:value-type="float" office:value="60.6761292260519">
            <text:p>60.68</text:p>
          </table:table-cell>
          <table:table-cell office:value-type="float" office:value="30">
            <text:p>30</text:p>
          </table:table-cell>
          <table:table-cell table:formula="oooc:=[.I5]-[.J5]" office:value-type="float" office:value="30.6761292260519">
            <text:p>30.68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ROGUE.N7]" office:value-type="string" office:string-value="Mon Sep 10 07:10:07 2007">
            <text:p>Mon Sep 10 07:10:07 2007</text:p>
          </table:table-cell>
          <table:table-cell table:style-name="ce5" table:formula="oooc:=[ROGUE.N6]*[ROGUE.N10]" office:value-type="float" office:value="6419236.2">
            <text:p>6419236.2</text:p>
          </table:table-cell>
          <table:table-cell/>
          <table:table-cell table:formula="oooc:=[ROGUE.O6]*[ROGUE.O10]" office:value-type="float" office:value="489804.689">
            <text:p>489804.69</text:p>
          </table:table-cell>
          <table:table-cell table:formula="oooc:=[ROGUE.P6]*[ROGUE.P10]" office:value-type="float" office:value="14129144.55">
            <text:p>14129144.55</text:p>
          </table:table-cell>
          <table:table-cell office:value-type="float" office:value="1">
            <text:p>1</text:p>
          </table:table-cell>
          <table:table-cell table:formula="oooc:=(([.F6]-[.G6])*100)/MAX([.F6];[.G6])*[.H6]" office:value-type="float" office:value="-96.5333733598189">
            <text:p>-96.53</text:p>
          </table:table-cell>
          <table:table-cell office:value-type="float" office:value="20">
            <text:p>20</text:p>
          </table:table-cell>
          <table:table-cell table:formula="oooc:=[.I6]-[.J6]" office:value-type="float" office:value="-116.533373359819">
            <text:p>-116.53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ROGUE.Q7]" office:value-type="string" office:string-value="Mon Sep 10 06:48:32 2007">
            <text:p>Mon Sep 10 06:48:32 2007</text:p>
          </table:table-cell>
          <table:table-cell table:style-name="ce5" table:formula="oooc:=[ROGUE.Q6]*[ROGUE.Q10]" office:value-type="float" office:value="636303.43">
            <text:p>636303.43</text:p>
          </table:table-cell>
          <table:table-cell/>
          <table:table-cell table:formula="oooc:=[ROGUE.R6]*[ROGUE.R10]" office:value-type="float" office:value="634071.186">
            <text:p>634071.19</text:p>
          </table:table-cell>
          <table:table-cell table:formula="oooc:=[ROGUE.S6]*[ROGUE.S10]" office:value-type="float" office:value="586289.802">
            <text:p>586289.8</text:p>
          </table:table-cell>
          <table:table-cell office:value-type="float" office:value="1">
            <text:p>1</text:p>
          </table:table-cell>
          <table:table-cell table:formula="oooc:=(([.F7]-[.G7])*100)/MAX([.F7];[.G7])*[.H7]" office:value-type="float" office:value="7.53564979058991">
            <text:p>7.54</text:p>
          </table:table-cell>
          <table:table-cell office:value-type="float" office:value="20">
            <text:p>20</text:p>
          </table:table-cell>
          <table:table-cell table:formula="oooc:=[.I7]-[.J7]" office:value-type="float" office:value="-12.4643502094101">
            <text:p>-12.46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ROGUE.T7]" office:value-type="string" office:string-value="Thu Sep  6 16:42:36 2007">
            <text:p>Thu Sep <text:s/>6 16:42:36 2007</text:p>
          </table:table-cell>
          <table:table-cell table:formula="oooc:=[ROGUE.T6]*[ROGUE.T10]" office:value-type="float" office:value="133328.909">
            <text:p>133328.91</text:p>
          </table:table-cell>
          <table:table-cell/>
          <table:table-cell table:formula="oooc:=[ROGUE.U6]*[ROGUE.U10]" office:value-type="float" office:value="159237.276">
            <text:p>159237.28</text:p>
          </table:table-cell>
          <table:table-cell table:formula="oooc:=[ROGUE.V6]*[ROGUE.V10]" office:value-type="float" office:value="56151.48">
            <text:p>56151.48</text:p>
          </table:table-cell>
          <table:table-cell office:value-type="float" office:value="1">
            <text:p>1</text:p>
          </table:table-cell>
          <table:table-cell table:formula="oooc:=(([.F8]-[.G8])*100)/MAX([.F8];[.G8])*[.H8]" office:value-type="float" office:value="64.7372264770467">
            <text:p>64.74</text:p>
          </table:table-cell>
          <table:table-cell office:value-type="float" office:value="20">
            <text:p>20</text:p>
          </table:table-cell>
          <table:table-cell table:formula="oooc:=[.I8]-[.J8]" office:value-type="float" office:value="44.7372264770467">
            <text:p>44.74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ROGUE.W7]" office:value-type="string" office:string-value="Thu Sep  6 12:57:27 2007">
            <text:p>Thu Sep <text:s/>6 12:57:27 2007</text:p>
          </table:table-cell>
          <table:table-cell table:formula="oooc:=[ROGUE.W6]*[ROGUE.W10]" office:value-type="float" office:value="418468.505">
            <text:p>418468.51</text:p>
          </table:table-cell>
          <table:table-cell/>
          <table:table-cell table:style-name="ce5" table:formula="oooc:=[ROGUE.X6]*[ROGUE.X10]" office:value-type="float" office:value="708993.852">
            <text:p>708993.85</text:p>
          </table:table-cell>
          <table:table-cell table:formula="oooc:=[ROGUE.Y6]*[ROGUE.Y10]" office:value-type="float" office:value="186883.04">
            <text:p>186883.04</text:p>
          </table:table-cell>
          <table:table-cell office:value-type="float" office:value="1">
            <text:p>1</text:p>
          </table:table-cell>
          <table:table-cell table:formula="oooc:=(([.F9]-[.G9])*100)/MAX([.F9];[.G9])*[.H9]" office:value-type="float" office:value="73.6410916014544">
            <text:p>73.64</text:p>
          </table:table-cell>
          <table:table-cell office:value-type="float" office:value="20">
            <text:p>20</text:p>
          </table:table-cell>
          <table:table-cell table:formula="oooc:=[.I9]-[.J9]" office:value-type="float" office:value="53.6410916014544">
            <text:p>53.64</text:p>
          </table:table-cell>
          <table:table-cell table:number-columns-repeated="244"/>
        </table:table-row>
        <table:table-row table:style-name="ro1">
          <table:table-cell table:number-columns-repeated="255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4" office:value-type="string">
            <text:p>regret</text:p>
          </table:table-cell>
          <table:table-cell table:style-name="ce14" office:value-type="string">
            <text:p>needed regret</text:p>
          </table:table-cell>
          <table:table-cell table:style-name="ce14" office:value-type="string">
            <text:p>excess regret</text:p>
          </table:table-cell>
          <table:table-cell table:style-name="ce2"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WARGAME.B8]" office:value-type="string" office:string-value="Mon Sep 10 05:37:01 2007">
            <text:p>Mon Sep 10 05:37:01 2007</text:p>
          </table:table-cell>
          <table:table-cell table:formula="oooc:=[WARGAME.B7]*[WARGAME.B11]" office:value-type="float" office:value="180716.934">
            <text:p>180716.93</text:p>
          </table:table-cell>
          <table:table-cell table:style-name="ce5" table:formula="oooc:=[WARGAME.C7]*[WARGAME.C11]" office:value-type="float" office:value="255633.885">
            <text:p>255633.89</text:p>
          </table:table-cell>
          <table:table-cell table:style-name="ce5" table:formula="oooc:=[WARGAME.D7]*[WARGAME.D11]" office:value-type="float" office:value="772212.147">
            <text:p>772212.15</text:p>
          </table:table-cell>
          <table:table-cell table:formula="oooc:=[WARGAME.E7]*[WARGAME.E11]" office:value-type="float" office:value="542884.02">
            <text:p>542884.02</text:p>
          </table:table-cell>
          <table:table-cell office:value-type="float" office:value="1">
            <text:p>1</text:p>
          </table:table-cell>
          <table:table-cell table:formula="oooc:=(([.F13]-[.G13])*100)/MAX([.F13];[.G13])*[.H13]" office:value-type="float" office:value="29.6975549906754">
            <text:p>29.7</text:p>
          </table:table-cell>
          <table:table-cell office:value-type="float" office:value="30">
            <text:p>30</text:p>
          </table:table-cell>
          <table:table-cell table:formula="oooc:=[.I13]-[.J13]" office:value-type="float" office:value="-0.302445009324622">
            <text:p>-0.3</text:p>
          </table:table-cell>
          <table:table-cell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WARGAME.F8]" office:value-type="string" office:string-value="Mon Sep 10 05:40:38 2007">
            <text:p>Mon Sep 10 05:40:38 2007</text:p>
          </table:table-cell>
          <table:table-cell table:style-name="ce6" table:formula="oooc:=[WARGAME.F7]*[WARGAME.F11]" office:value-type="float" office:value="18776.934">
            <text:p>18776.93</text:p>
          </table:table-cell>
          <table:table-cell table:style-name="ce5" table:formula="oooc:=[WARGAME.G7]*[WARGAME.G11]" office:value-type="float" office:value="118923.147">
            <text:p>118923.15</text:p>
          </table:table-cell>
          <table:table-cell table:style-name="ce5" table:formula="oooc:=[WARGAME.H7]*[WARGAME.H11]" office:value-type="float" office:value="217501.625">
            <text:p>217501.63</text:p>
          </table:table-cell>
          <table:table-cell table:formula="oooc:=[WARGAME.I7]*[WARGAME.I11]" office:value-type="float" office:value="121148.844">
            <text:p>121148.84</text:p>
          </table:table-cell>
          <table:table-cell office:value-type="float" office:value="1">
            <text:p>1</text:p>
          </table:table-cell>
          <table:table-cell table:formula="oooc:=(([.F14]-[.G14])*100)/MAX([.F14];[.G14])*[.H14]" office:value-type="float" office:value="44.2997982198984">
            <text:p>44.3</text:p>
          </table:table-cell>
          <table:table-cell office:value-type="float" office:value="30">
            <text:p>30</text:p>
          </table:table-cell>
          <table:table-cell table:formula="oooc:=[.I14]-[.J14]" office:value-type="float" office:value="14.2997982198984">
            <text:p>14.3</text:p>
          </table:table-cell>
          <table:table-cell table:number-columns-repeated="24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WARGAME.J8]" office:value-type="string" office:string-value="Mon Sep 10 09:28:47 2007">
            <text:p>Mon Sep 10 09:28:47 2007</text:p>
          </table:table-cell>
          <table:table-cell table:formula="oooc:=[WARGAME.J7]*[WARGAME.J11]" office:value-type="float" office:value="468897.63">
            <text:p>468897.63</text:p>
          </table:table-cell>
          <table:table-cell/>
          <table:table-cell table:formula="oooc:=[WARGAME.K7]*[WARGAME.K11]" office:value-type="float" office:value="219151.044">
            <text:p>219151.04</text:p>
          </table:table-cell>
          <table:table-cell table:formula="oooc:=[WARGAME.L7]*[WARGAME.L11]" office:value-type="float" office:value="88710.066">
            <text:p>88710.07</text:p>
          </table:table-cell>
          <table:table-cell office:value-type="float" office:value="1">
            <text:p>1</text:p>
          </table:table-cell>
          <table:table-cell table:formula="oooc:=(([.F15]-[.G15])*100)/MAX([.F15];[.G15])*[.H15]" office:value-type="float" office:value="59.5210388320121">
            <text:p>59.52</text:p>
          </table:table-cell>
          <table:table-cell office:value-type="float" office:value="30">
            <text:p>30</text:p>
          </table:table-cell>
          <table:table-cell table:formula="oooc:=[.I15]-[.J15]" office:value-type="float" office:value="29.5210388320121">
            <text:p>29.52</text:p>
          </table:table-cell>
          <table:table-cell table:number-columns-repeated="24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WARGAME.M8]" office:value-type="string" office:string-value="Mon Sep 10 09:30:01 2007">
            <text:p>Mon Sep 10 09:30:01 2007</text:p>
          </table:table-cell>
          <table:table-cell table:formula="oooc:=[WARGAME.M7]*[WARGAME.M11]" office:value-type="float" office:value="537870.144">
            <text:p>537870.14</text:p>
          </table:table-cell>
          <table:table-cell/>
          <table:table-cell table:formula="oooc:=[WARGAME.N7]*[WARGAME.N11]" office:value-type="float" office:value="78242.659">
            <text:p>78242.66</text:p>
          </table:table-cell>
          <table:table-cell table:formula="oooc:=[WARGAME.O7]*[WARGAME.O11]" office:value-type="float" office:value="50895.09">
            <text:p>50895.09</text:p>
          </table:table-cell>
          <table:table-cell office:value-type="float" office:value="1">
            <text:p>1</text:p>
          </table:table-cell>
          <table:table-cell table:formula="oooc:=(([.F16]-[.G16])*100)/MAX([.F16];[.G16])*[.H16]" office:value-type="float" office:value="34.9522490026828">
            <text:p>34.95</text:p>
          </table:table-cell>
          <table:table-cell office:value-type="float" office:value="30">
            <text:p>30</text:p>
          </table:table-cell>
          <table:table-cell table:formula="oooc:=[.I16]-[.J16]" office:value-type="float" office:value="4.95224900268279">
            <text:p>4.95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WARGAME.P8]" office:value-type="string" office:string-value="Mon Sep 10 09:30:47 2007">
            <text:p>Mon Sep 10 09:30:47 2007</text:p>
          </table:table-cell>
          <table:table-cell table:style-name="ce7" table:formula="oooc:=[WARGAME.P7]*[WARGAME.P11]" office:value-type="float" office:value="539005.168">
            <text:p>539005.17</text:p>
          </table:table-cell>
          <table:table-cell/>
          <table:table-cell table:style-name="ce10" table:formula="oooc:=[WARGAME.Q7]*[WARGAME.Q11]" office:value-type="float" office:value="98082.954">
            <text:p>98082.95</text:p>
          </table:table-cell>
          <table:table-cell table:formula="oooc:=[WARGAME.R7]*[WARGAME.R11]" office:value-type="float" office:value="135653.364">
            <text:p>135653.36</text:p>
          </table:table-cell>
          <table:table-cell office:value-type="float" office:value="1">
            <text:p>1</text:p>
          </table:table-cell>
          <table:table-cell table:formula="oooc:=(([.F17]-[.G17])*100)/MAX([.F17];[.G17])*[.H17]" office:value-type="float" office:value="-27.6958925987269">
            <text:p>-27.7</text:p>
          </table:table-cell>
          <table:table-cell office:value-type="float" office:value="20">
            <text:p>20</text:p>
          </table:table-cell>
          <table:table-cell table:formula="oooc:=[.I17]-[.J17]" office:value-type="float" office:value="-47.6958925987269">
            <text:p>-47.7</text:p>
          </table:table-cell>
          <table:table-cell/>
          <table:table-cell office:value-type="string">
            <text:p>loses goal antecedents- would need to know if predicates removed from goal, remove from goodthings</text:p>
          </table:table-cell>
          <table:table-cell table:number-columns-repeated="24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WARGAME.S8]" office:value-type="string" office:string-value="Mon Sep 10 05:34:23 2007">
            <text:p>Mon Sep 10 05:34:23 2007</text:p>
          </table:table-cell>
          <table:table-cell table:style-name="ce5" table:formula="oooc:=[WARGAME.S7]*[WARGAME.S11]" office:value-type="float" office:value="838107.491">
            <text:p>838107.49</text:p>
          </table:table-cell>
          <table:table-cell/>
          <table:table-cell table:style-name="ce5" table:formula="oooc:=[WARGAME.T7]*[WARGAME.T11]" office:value-type="float" office:value="159893.148">
            <text:p>159893.15</text:p>
          </table:table-cell>
          <table:table-cell table:formula="oooc:=[WARGAME.U7]*[WARGAME.U11]" office:value-type="float" office:value="60879.24">
            <text:p>60879.24</text:p>
          </table:table-cell>
          <table:table-cell office:value-type="float" office:value="1">
            <text:p>1</text:p>
          </table:table-cell>
          <table:table-cell table:formula="oooc:=(([.F18]-[.G18])*100)/MAX([.F18];[.G18])*[.H18]" office:value-type="float" office:value="61.9250475949101">
            <text:p>61.93</text:p>
          </table:table-cell>
          <table:table-cell office:value-type="float" office:value="20">
            <text:p>20</text:p>
          </table:table-cell>
          <table:table-cell table:formula="oooc:=[.I18]-[.J18]" office:value-type="float" office:value="41.9250475949101">
            <text:p>41.93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WARGAME.V8]" office:value-type="string" office:string-value="Thu Sep  6 17:00:12 2007">
            <text:p>Thu Sep <text:s/>6 17:00:12 2007</text:p>
          </table:table-cell>
          <table:table-cell table:style-name="ce8" table:formula="oooc:=[WARGAME.V7]*[WARGAME.V11]" office:value-type="float" office:value="460915.936">
            <text:p>460915.94</text:p>
          </table:table-cell>
          <table:table-cell/>
          <table:table-cell table:formula="oooc:=[WARGAME.W7]*[WARGAME.W11]" office:value-type="float" office:value="1781630.012">
            <text:p>1781630.01</text:p>
          </table:table-cell>
          <table:table-cell table:formula="oooc:=[WARGAME.X7]*[WARGAME.X11]" office:value-type="float" office:value="1316124.004">
            <text:p>1316124</text:p>
          </table:table-cell>
          <table:table-cell office:value-type="float" office:value="1">
            <text:p>1</text:p>
          </table:table-cell>
          <table:table-cell table:formula="oooc:=(([.F19]-[.G19])*100)/MAX([.F19];[.G19])*[.H19]" office:value-type="float" office:value="26.1280964546302">
            <text:p>26.13</text:p>
          </table:table-cell>
          <table:table-cell office:value-type="float" office:value="20">
            <text:p>20</text:p>
          </table:table-cell>
          <table:table-cell table:formula="oooc:=[.I19]-[.J19]" office:value-type="float" office:value="6.12809645463023">
            <text:p>6.13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WARGAME.Y8]" office:value-type="string" office:string-value="Thu Sep  6 17:01:33 2007">
            <text:p>Thu Sep <text:s/>6 17:01:33 2007</text:p>
          </table:table-cell>
          <table:table-cell table:formula="oooc:=[WARGAME.Y7]*[WARGAME.Y11]" office:value-type="float" office:value="534214.912">
            <text:p>534214.91</text:p>
          </table:table-cell>
          <table:table-cell/>
          <table:table-cell table:style-name="ce11" table:formula="oooc:=[WARGAME.Z7]*[WARGAME.Z11]" office:value-type="float" office:value="1945699.34">
            <text:p>1945699.34</text:p>
          </table:table-cell>
          <table:table-cell table:formula="oooc:=[WARGAME.AA7]*[WARGAME.AA11]" office:value-type="float" office:value="1281455.15">
            <text:p>1281455.15</text:p>
          </table:table-cell>
          <table:table-cell office:value-type="float" office:value="1">
            <text:p>1</text:p>
          </table:table-cell>
          <table:table-cell table:formula="oooc:=(([.F20]-[.G20])*100)/MAX([.F20];[.G20])*[.H20]" office:value-type="float" office:value="34.1390972564137">
            <text:p>34.14</text:p>
          </table:table-cell>
          <table:table-cell office:value-type="float" office:value="20">
            <text:p>20</text:p>
          </table:table-cell>
          <table:table-cell table:formula="oooc:=[.I20]-[.J20]" office:value-type="float" office:value="14.1390972564137">
            <text:p>14.14</text:p>
          </table:table-cell>
          <table:table-cell table:number-columns-repeated="244"/>
        </table:table-row>
        <table:table-row table:style-name="ro1">
          <table:table-cell table:number-columns-repeated="255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4" office:value-type="string">
            <text:p>regret</text:p>
          </table:table-cell>
          <table:table-cell table:style-name="ce14" office:value-type="string">
            <text:p>needed regret</text:p>
          </table:table-cell>
          <table:table-cell table:style-name="ce14" office:value-type="string">
            <text:p>excess regret</text:p>
          </table:table-cell>
          <table:table-cell table:style-name="ce2"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ESCAPE.B8]" office:value-type="string" office:string-value="Mon Sep 10 10:03:08 2007">
            <text:p>Mon Sep 10 10:03:08 2007</text:p>
          </table:table-cell>
          <table:table-cell table:formula="oooc:=[ESCAPE.B7]*[ESCAPE.B11]" office:value-type="float" office:value="155523.987">
            <text:p>155523.99</text:p>
          </table:table-cell>
          <table:table-cell table:formula="oooc:=[ESCAPE.C7]*[ESCAPE.C11]" office:value-type="float" office:value="6529.44">
            <text:p>6529.44</text:p>
          </table:table-cell>
          <table:table-cell table:style-name="ce6" table:formula="oooc:=[ESCAPE.D7]*[ESCAPE.D11]" office:value-type="float" office:value="132897.344">
            <text:p>132897.34</text:p>
          </table:table-cell>
          <table:table-cell table:style-name="ce5" table:formula="oooc:=[ESCAPE.E7]*[ESCAPE.E11]" office:value-type="float" office:value="19793.576">
            <text:p>19793.58</text:p>
          </table:table-cell>
          <table:table-cell office:value-type="float" office:value="1">
            <text:p>1</text:p>
          </table:table-cell>
          <table:table-cell table:formula="oooc:=(([.F24]-[.G24])*100)/MAX([.F24];[.G24])*[.H24]" office:value-type="float" office:value="85.1061161914568">
            <text:p>85.11</text:p>
          </table:table-cell>
          <table:table-cell office:value-type="float" office:value="30">
            <text:p>30</text:p>
          </table:table-cell>
          <table:table-cell table:formula="oooc:=[.I24]-[.J24]" office:value-type="float" office:value="55.1061161914568">
            <text:p>55.11</text:p>
          </table:table-cell>
          <table:table-cell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ESCAPE.F8]" office:value-type="string" office:string-value="Mon Sep 10 05:59:40 2007">
            <text:p>Mon Sep 10 05:59:40 2007</text:p>
          </table:table-cell>
          <table:table-cell table:formula="oooc:=[ESCAPE.F7]*[ESCAPE.F11]" office:value-type="float" office:value="6875.232">
            <text:p>6875.23</text:p>
          </table:table-cell>
          <table:table-cell table:formula="oooc:=[ESCAPE.G7]*[ESCAPE.G11]" office:value-type="float" office:value="43965.075">
            <text:p>43965.08</text:p>
          </table:table-cell>
          <table:table-cell table:formula="oooc:=[ESCAPE.H7]*[ESCAPE.H11]" office:value-type="float" office:value="253351.8">
            <text:p>253351.8</text:p>
          </table:table-cell>
          <table:table-cell table:formula="oooc:=[ESCAPE.I7]*[ESCAPE.I11]" office:value-type="float" office:value="33321.478">
            <text:p>33321.48</text:p>
          </table:table-cell>
          <table:table-cell office:value-type="float" office:value="1">
            <text:p>1</text:p>
          </table:table-cell>
          <table:table-cell table:formula="oooc:=(([.F25]-[.G25])*100)/MAX([.F25];[.G25])*[.H25]" office:value-type="float" office:value="86.8477437302597">
            <text:p>86.85</text:p>
          </table:table-cell>
          <table:table-cell office:value-type="float" office:value="30">
            <text:p>30</text:p>
          </table:table-cell>
          <table:table-cell table:formula="oooc:=[.I25]-[.J25]" office:value-type="float" office:value="56.8477437302597">
            <text:p>56.85</text:p>
          </table:table-cell>
          <table:table-cell table:number-columns-repeated="24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ESCAPE.J8]" office:value-type="string" office:string-value="Mon Sep 10 05:19:48 2007">
            <text:p>Mon Sep 10 05:19:48 2007</text:p>
          </table:table-cell>
          <table:table-cell table:formula="oooc:=[ESCAPE.J7]*[ESCAPE.J11]" office:value-type="float" office:value="46098.624">
            <text:p>46098.62</text:p>
          </table:table-cell>
          <table:table-cell/>
          <table:table-cell table:formula="oooc:=[ESCAPE.K7]*[ESCAPE.K11]" office:value-type="float" office:value="28211.589">
            <text:p>28211.59</text:p>
          </table:table-cell>
          <table:table-cell table:formula="oooc:=[ESCAPE.L7]*[ESCAPE.L11]" office:value-type="float" office:value="12916.944">
            <text:p>12916.94</text:p>
          </table:table-cell>
          <table:table-cell office:value-type="float" office:value="1">
            <text:p>1</text:p>
          </table:table-cell>
          <table:table-cell table:formula="oooc:=(([.F26]-[.G26])*100)/MAX([.F26];[.G26])*[.H26]" office:value-type="float" office:value="54.2140501196157">
            <text:p>54.21</text:p>
          </table:table-cell>
          <table:table-cell office:value-type="float" office:value="30">
            <text:p>30</text:p>
          </table:table-cell>
          <table:table-cell table:formula="oooc:=[.I26]-[.J26]" office:value-type="float" office:value="24.2140501196157">
            <text:p>24.21</text:p>
          </table:table-cell>
          <table:table-cell table:number-columns-repeated="24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ESCAPE.M8]" office:value-type="string" office:string-value="Mon Sep 10 05:20:32 2007">
            <text:p>Mon Sep 10 05:20:32 2007</text:p>
          </table:table-cell>
          <table:table-cell table:formula="oooc:=[ESCAPE.M7]*[ESCAPE.M11]" office:value-type="float" office:value="45802.016">
            <text:p>45802.02</text:p>
          </table:table-cell>
          <table:table-cell/>
          <table:table-cell table:formula="oooc:=[ESCAPE.N7]*[ESCAPE.N11]" office:value-type="float" office:value="51703.66">
            <text:p>51703.66</text:p>
          </table:table-cell>
          <table:table-cell table:formula="oooc:=[ESCAPE.O7]*[ESCAPE.O11]" office:value-type="float" office:value="13093.168">
            <text:p>13093.17</text:p>
          </table:table-cell>
          <table:table-cell office:value-type="float" office:value="1">
            <text:p>1</text:p>
          </table:table-cell>
          <table:table-cell table:formula="oooc:=(([.F27]-[.G27])*100)/MAX([.F27];[.G27])*[.H27]" office:value-type="float" office:value="74.6765161305795">
            <text:p>74.68</text:p>
          </table:table-cell>
          <table:table-cell office:value-type="float" office:value="30">
            <text:p>30</text:p>
          </table:table-cell>
          <table:table-cell table:formula="oooc:=[.I27]-[.J27]" office:value-type="float" office:value="44.6765161305795">
            <text:p>44.68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ESCAPE.P8]" office:value-type="string" office:string-value="Mon Sep 10 15:37:12 2007">
            <text:p>Mon Sep 10 15:37:12 2007</text:p>
          </table:table-cell>
          <table:table-cell table:style-name="ce9" table:formula="oooc:=[ESCAPE.P7]*[ESCAPE.P11]" office:value-type="float" office:value="14338286.71">
            <text:p>14338286.71</text:p>
          </table:table-cell>
          <table:table-cell/>
          <table:table-cell table:formula="oooc:=[ESCAPE.Q7]*[ESCAPE.Q11]" office:value-type="float" office:value="764258.206">
            <text:p>764258.21</text:p>
          </table:table-cell>
          <table:table-cell table:style-name="ce5" table:formula="oooc:=[ESCAPE.R7]*[ESCAPE.R11]" office:value-type="float" office:value="352797.85">
            <text:p>352797.85</text:p>
          </table:table-cell>
          <table:table-cell office:value-type="float" office:value="1">
            <text:p>1</text:p>
          </table:table-cell>
          <table:table-cell table:formula="oooc:=(([.F28]-[.G28])*100)/MAX([.F28];[.G28])*[.H28]" office:value-type="float" office:value="53.8378721706522">
            <text:p>53.84</text:p>
          </table:table-cell>
          <table:table-cell office:value-type="float" office:value="20">
            <text:p>20</text:p>
          </table:table-cell>
          <table:table-cell table:formula="oooc:=[.I28]-[.J28]" office:value-type="float" office:value="33.8378721706522">
            <text:p>33.84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ESCAPE.S8]" office:value-type="string" office:string-value="Mon Sep 10 05:31:05 2007">
            <text:p>Mon Sep 10 05:31:05 2007</text:p>
          </table:table-cell>
          <table:table-cell table:style-name="ce5" table:formula="oooc:=[ESCAPE.S7]*[ESCAPE.S11]" office:value-type="float" office:value="566853.116">
            <text:p>566853.12</text:p>
          </table:table-cell>
          <table:table-cell/>
          <table:table-cell table:formula="oooc:=[ESCAPE.T7]*[ESCAPE.T11]" office:value-type="float" office:value="4900.008">
            <text:p>4900.01</text:p>
          </table:table-cell>
          <table:table-cell table:formula="oooc:=[ESCAPE.U7]*[ESCAPE.U11]" office:value-type="float" office:value="4888.7">
            <text:p>4888.7</text:p>
          </table:table-cell>
          <table:table-cell office:value-type="float" office:value="1">
            <text:p>1</text:p>
          </table:table-cell>
          <table:table-cell table:formula="oooc:=(([.F29]-[.G29])*100)/MAX([.F29];[.G29])*[.H29]" office:value-type="float" office:value="0.230775133428353">
            <text:p>0.23</text:p>
          </table:table-cell>
          <table:table-cell office:value-type="float" office:value="20">
            <text:p>20</text:p>
          </table:table-cell>
          <table:table-cell table:formula="oooc:=[.I29]-[.J29]" office:value-type="float" office:value="-19.7692248665716">
            <text:p>-19.77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ESCAPE.V8]" office:value-type="string" office:string-value="Thu Sep  6 16:52:10 2007">
            <text:p>Thu Sep <text:s/>6 16:52:10 2007</text:p>
          </table:table-cell>
          <table:table-cell table:formula="oooc:=[ESCAPE.V7]*[ESCAPE.V11]" office:value-type="float" office:value="729007.656">
            <text:p>729007.66</text:p>
          </table:table-cell>
          <table:table-cell/>
          <table:table-cell table:style-name="ce11" table:formula="oooc:=[ESCAPE.W7]*[ESCAPE.W11]" office:value-type="float" office:value="1097381.931">
            <text:p>1097381.93</text:p>
          </table:table-cell>
          <table:table-cell table:formula="oooc:=[ESCAPE.X7]*[ESCAPE.X11]" office:value-type="float" office:value="389499.088">
            <text:p>389499.09</text:p>
          </table:table-cell>
          <table:table-cell office:value-type="float" office:value="1">
            <text:p>1</text:p>
          </table:table-cell>
          <table:table-cell table:formula="oooc:=(([.F30]-[.G30])*100)/MAX([.F30];[.G30])*[.H30]" office:value-type="float" office:value="64.5065152799568">
            <text:p>64.51</text:p>
          </table:table-cell>
          <table:table-cell office:value-type="float" office:value="20">
            <text:p>20</text:p>
          </table:table-cell>
          <table:table-cell table:formula="oooc:=[.I30]-[.J30]" office:value-type="float" office:value="44.5065152799568">
            <text:p>44.51</text:p>
          </table:table-cell>
          <table:table-cell table:number-columns-repeated="244"/>
        </table:table-row>
        <table:table-row table:style-name="ro1">
          <table:table-cell table:number-columns-repeated="255"/>
        </table:table-row>
        <table:table-row table:style-name="ro1">
          <table:table-cell table:style-name="ce1"/>
          <table:table-cell table:number-columns-repeated="254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54"/>
        </table:table-row>
        <table:table-row table:style-name="ro1">
          <table:table-cell/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</text:p>
          </table:table-cell>
          <table:table-cell/>
          <table:table-cell table:style-name="ce1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4" office:value-type="string">
            <text:p>regret</text:p>
          </table:table-cell>
          <table:table-cell table:style-name="ce14" office:value-type="string">
            <text:p>needed regret</text:p>
          </table:table-cell>
          <table:table-cell table:style-name="ce14" office:value-type="string">
            <text:p>excess regret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ooc:=[LEVEL10.B8]" office:value-type="string" office:string-value="Thu Sep  6 16:24:31 2007">
            <text:p>Thu Sep <text:s/>6 16:24:31 2007</text:p>
          </table:table-cell>
          <table:table-cell table:formula="oooc:=[LEVEL10.B7]*[LEVEL10.B11]" office:value-type="float" office:value="84187.69">
            <text:p>84187.69</text:p>
          </table:table-cell>
          <table:table-cell/>
          <table:table-cell table:formula="oooc:=[LEVEL10.C7]*[LEVEL10.C11]" office:value-type="float" office:value="124784.322">
            <text:p>124784.32</text:p>
          </table:table-cell>
          <table:table-cell table:formula="oooc:=[LEVEL10.D7]*[LEVEL10.D11]" office:value-type="float" office:value="62403.36">
            <text:p>62403.36</text:p>
          </table:table-cell>
          <table:table-cell office:value-type="float" office:value="1">
            <text:p>1</text:p>
          </table:table-cell>
          <table:table-cell table:formula="oooc:=(([.F35]-[.G35])*100)/MAX([.F35];[.G35])*[.H35]" office:value-type="float" office:value="49.9910253148629">
            <text:p>49.99</text:p>
          </table:table-cell>
          <table:table-cell office:value-type="float" office:value="20">
            <text:p>20</text:p>
          </table:table-cell>
          <table:table-cell table:formula="oooc:=[.I35]-[.J35]" office:value-type="float" office:value="29.9910253148629">
            <text:p>29.99</text:p>
          </table:table-cell>
          <table:table-cell/>
          <table:table-cell office:value-type="string">
            <text:p>health changes</text:p>
          </table:table-cell>
          <table:table-cell table:number-columns-repeated="242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LEVEL10.E8]" office:value-type="string" office:string-value="Mon Sep 10 09:43:13 2007">
            <text:p>Mon Sep 10 09:43:13 2007</text:p>
          </table:table-cell>
          <table:table-cell table:formula="oooc:=[LEVEL10.E7]*[LEVEL10.E11]" office:value-type="float" office:value="1242718.404">
            <text:p>1242718.4</text:p>
          </table:table-cell>
          <table:table-cell/>
          <table:table-cell table:formula="oooc:=[LEVEL10.F7]*[LEVEL10.F11]" office:value-type="float" office:value="148397.144">
            <text:p>148397.14</text:p>
          </table:table-cell>
          <table:table-cell table:formula="oooc:=[LEVEL10.G7]*[LEVEL10.G11]" office:value-type="float" office:value="77948.437">
            <text:p>77948.44</text:p>
          </table:table-cell>
          <table:table-cell office:value-type="float" office:value="1">
            <text:p>1</text:p>
          </table:table-cell>
          <table:table-cell table:formula="oooc:=(([.F36]-[.G36])*100)/MAX([.F36];[.G36])*[.H36]" office:value-type="float" office:value="47.4730881613193">
            <text:p>47.47</text:p>
          </table:table-cell>
          <table:table-cell office:value-type="float" office:value="20">
            <text:p>20</text:p>
          </table:table-cell>
          <table:table-cell table:formula="oooc:=[.I36]-[.J36]" office:value-type="float" office:value="27.4730881613193">
            <text:p>27.47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LEVEL10.H8]" office:value-type="string" office:string-value="Thu Sep  6 12:37:05 2007">
            <text:p>Thu Sep <text:s/>6 12:37:05 2007</text:p>
          </table:table-cell>
          <table:table-cell table:formula="oooc:=[LEVEL10.H7]*[LEVEL10.H11]" office:value-type="float" office:value="4977.36">
            <text:p>4977.36</text:p>
          </table:table-cell>
          <table:table-cell/>
          <table:table-cell table:formula="oooc:=[LEVEL10.I7]*[LEVEL10.I11]" office:value-type="float" office:value="10616.76">
            <text:p>10616.76</text:p>
          </table:table-cell>
          <table:table-cell table:formula="oooc:=[LEVEL10.J7]*[LEVEL10.J11]" office:value-type="float" office:value="10816.344">
            <text:p>10816.34</text:p>
          </table:table-cell>
          <table:table-cell office:value-type="float" office:value="1">
            <text:p>1</text:p>
          </table:table-cell>
          <table:table-cell table:formula="oooc:=(([.F37]-[.G37])*100)/MAX([.F37];[.G37])*[.H37]" office:value-type="float" office:value="-1.84520758585342">
            <text:p>-1.85</text:p>
          </table:table-cell>
          <table:table-cell office:value-type="float" office:value="20">
            <text:p>20</text:p>
          </table:table-cell>
          <table:table-cell table:formula="oooc:=[.I37]-[.J37]" office:value-type="float" office:value="-21.8452075858534">
            <text:p>-21.85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LEVEL10.K8]" office:value-type="string" office:string-value="Mon Sep 10 05:26:15 2007">
            <text:p>Mon Sep 10 05:26:15 2007</text:p>
          </table:table-cell>
          <table:table-cell table:formula="oooc:=[LEVEL10.K7]*[LEVEL10.K11]" office:value-type="float" office:value="383959.401">
            <text:p>383959.4</text:p>
          </table:table-cell>
          <table:table-cell/>
          <table:table-cell table:formula="oooc:=[LEVEL10.L7]*[LEVEL10.L11]" office:value-type="float" office:value="18672.876">
            <text:p>18672.88</text:p>
          </table:table-cell>
          <table:table-cell table:formula="oooc:=[LEVEL10.M7]*[LEVEL10.M11]" office:value-type="float" office:value="18809.037">
            <text:p>18809.04</text:p>
          </table:table-cell>
          <table:table-cell office:value-type="float" office:value="1">
            <text:p>1</text:p>
          </table:table-cell>
          <table:table-cell table:formula="oooc:=(([.F38]-[.G38])*100)/MAX([.F38];[.G38])*[.H38]" office:value-type="float" office:value="-0.723912659643341">
            <text:p>-0.72</text:p>
          </table:table-cell>
          <table:table-cell office:value-type="float" office:value="20">
            <text:p>20</text:p>
          </table:table-cell>
          <table:table-cell table:formula="oooc:=[.I38]-[.J38]" office:value-type="float" office:value="-20.7239126596433">
            <text:p>-20.72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LEVEL10.N8]" office:value-type="string" office:string-value="Thu Sep  6 12:45:48 2007">
            <text:p>Thu Sep <text:s/>6 12:45:48 2007</text:p>
          </table:table-cell>
          <table:table-cell table:formula="oooc:=[LEVEL10.N7]*[LEVEL10.N11]" office:value-type="float" office:value="564350.576">
            <text:p>564350.58</text:p>
          </table:table-cell>
          <table:table-cell/>
          <table:table-cell table:formula="oooc:=[LEVEL10.O7]*[LEVEL10.O11]" office:value-type="float" office:value="78629.892">
            <text:p>78629.89</text:p>
          </table:table-cell>
          <table:table-cell table:formula="oooc:=[LEVEL10.P7]*[LEVEL10.P11]" office:value-type="float" office:value="76276.615">
            <text:p>76276.62</text:p>
          </table:table-cell>
          <table:table-cell office:value-type="float" office:value="1">
            <text:p>1</text:p>
          </table:table-cell>
          <table:table-cell table:formula="oooc:=(([.F39]-[.G39])*100)/MAX([.F39];[.G39])*[.H39]" office:value-type="float" office:value="2.99285289619884">
            <text:p>2.99</text:p>
          </table:table-cell>
          <table:table-cell office:value-type="float" office:value="20">
            <text:p>20</text:p>
          </table:table-cell>
          <table:table-cell table:formula="oooc:=[.I39]-[.J39]" office:value-type="float" office:value="-17.0071471038012">
            <text:p>-17.01</text:p>
          </table:table-cell>
          <table:table-cell/>
          <table:table-cell office:value-type="string">
            <text:p>carrying log1 -&gt; holding soldier</text:p>
          </table:table-cell>
          <table:table-cell table:number-columns-repeated="242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LEVEL10.Q8]" office:value-type="string" office:string-value="Thu Sep  6 13:01:56 2007">
            <text:p>Thu Sep <text:s/>6 13:01:56 2007</text:p>
          </table:table-cell>
          <table:table-cell table:formula="oooc:=[LEVEL10.Q7]*[LEVEL10.Q11]" office:value-type="float" office:value="1510484.778">
            <text:p>1510484.78</text:p>
          </table:table-cell>
          <table:table-cell/>
          <table:table-cell table:formula="oooc:=[LEVEL10.R7]*[LEVEL10.R11]" office:value-type="float" office:value="9820.937">
            <text:p>9820.94</text:p>
          </table:table-cell>
          <table:table-cell table:formula="oooc:=[LEVEL10.S7]*[LEVEL10.S11]" office:value-type="float" office:value="9985.234">
            <text:p>9985.23</text:p>
          </table:table-cell>
          <table:table-cell office:value-type="float" office:value="1">
            <text:p>1</text:p>
          </table:table-cell>
          <table:table-cell table:formula="oooc:=(([.F40]-[.G40])*100)/MAX([.F40];[.G40])*[.H40]" office:value-type="float" office:value="-1.645399597045">
            <text:p>-1.65</text:p>
          </table:table-cell>
          <table:table-cell office:value-type="float" office:value="20">
            <text:p>20</text:p>
          </table:table-cell>
          <table:table-cell table:formula="oooc:=[.I40]-[.J40]" office:value-type="float" office:value="-21.645399597045">
            <text:p>-21.65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LEVEL10.T8]" office:value-type="string" office:string-value="Thu Sep  6 16:41:42 2007">
            <text:p>Thu Sep <text:s/>6 16:41:42 2007</text:p>
          </table:table-cell>
          <table:table-cell table:formula="oooc:=[LEVEL10.T7]*[LEVEL10.T11]" office:value-type="float" office:value="193949.505">
            <text:p>193949.51</text:p>
          </table:table-cell>
          <table:table-cell/>
          <table:table-cell table:formula="oooc:=[LEVEL10.U7]*[LEVEL10.U11]" office:value-type="float" office:value="66432.448">
            <text:p>66432.45</text:p>
          </table:table-cell>
          <table:table-cell table:formula="oooc:=[LEVEL10.V7]*[LEVEL10.V11]" office:value-type="float" office:value="24393.287">
            <text:p>24393.29</text:p>
          </table:table-cell>
          <table:table-cell office:value-type="float" office:value="1">
            <text:p>1</text:p>
          </table:table-cell>
          <table:table-cell table:formula="oooc:=(([.F41]-[.G41])*100)/MAX([.F41];[.G41])*[.H41]" office:value-type="float" office:value="63.2810656021588">
            <text:p>63.28</text:p>
          </table:table-cell>
          <table:table-cell office:value-type="float" office:value="20">
            <text:p>20</text:p>
          </table:table-cell>
          <table:table-cell table:formula="oooc:=[.I41]-[.J41]" office:value-type="float" office:value="43.2810656021588">
            <text:p>43.28</text:p>
          </table:table-cell>
          <table:table-cell/>
          <table:table-cell office:value-type="string">
            <text:p>health changes</text:p>
          </table:table-cell>
          <table:table-cell table:number-columns-repeated="242"/>
        </table:table-row>
        <table:table-row table:style-name="ro1" table:number-rows-repeated="2">
          <table:table-cell table:number-columns-repeated="255"/>
        </table:table-row>
        <table:table-row table:style-name="ro1">
          <table:table-cell table:number-columns-repeated="2"/>
          <table:table-cell table:style-name="ce2" office:value-type="string">
            <text:p>level</text:p>
          </table:table-cell>
          <table:table-cell table:style-name="ce2" office:value-type="string">
            <text:p>average excess regret</text:p>
          </table:table-cell>
          <table:table-cell table:number-columns-repeated="5"/>
          <table:table-cell office:value-type="string">
            <text:p>relevant emails:</text:p>
          </table:table-cell>
          <table:table-cell table:number-columns-repeated="245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table:formula="oooc:=AVERAGE([.K3];[.K4];[.K5];[.K13];[.K14];[.K24];[.K25])" office:value-type="float" office:value="36.632140048524">
            <text:p>36.63</text:p>
          </table:table-cell>
          <table:table-cell table:number-columns-repeated="5"/>
          <table:table-cell office:value-type="string">
            <text:p>regret definition</text:p>
          </table:table-cell>
          <table:table-cell table:style-name="ce15" office:value-type="string">
            <text:p>FW: experimental protocol  </text:p>
          </table:table-cell>
          <table:table-cell table:style-name="ce16" office:value-type="date" office:date-value="2007-06-14">
            <text:p>06/14/07</text:p>
          </table:table-cell>
          <table:table-cell table:number-columns-repeated="243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formula="oooc:=AVERAGE([.K15];[.K16];[.K26];[.K27])" office:value-type="float" office:value="25.8409635212225">
            <text:p>25.84</text:p>
          </table:table-cell>
          <table:table-cell table:number-columns-repeated="5"/>
          <table:table-cell office:value-type="string">
            <text:p>needed regrets</text:p>
          </table:table-cell>
          <table:table-cell table:style-name="ce15" office:value-type="string">
            <text:p>Definition of Regret</text:p>
          </table:table-cell>
          <table:table-cell table:style-name="ce16" office:value-type="date" office:date-value="2007-08-09">
            <text:p>08/09/07</text:p>
          </table:table-cell>
          <table:table-cell table:number-columns-repeated="24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ooc:=AVERAGE([.K6];[.K7];[.K17];[.K18];[.K28];[.K29])" office:value-type="float" office:value="-20.1166535448275">
            <text:p>-20.12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ooc:=AVERAGE([.K8];[.K9];[.K19];[.K20];[.K30])" office:value-type="float" office:value="32.6304054139004">
            <text:p>32.63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ooc:=AVERAGE([.K35:.K41])" office:value-type="float" office:value="2.789073161714">
            <text:p>2.79</text:p>
          </table:table-cell>
          <table:table-cell table:number-columns-repeated="251"/>
        </table:table-row>
        <table:table-row table:style-name="ro1" table:number-rows-repeated="6548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ROGUE" table:style-name="ta1" table:print="false">
        <office:forms form:automatic-focus="false" form:apply-design-mode="false"/>
        <table:table-column table:style-name="co1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ce1"/>
        <table:table-column table:style-name="co1" table:number-columns-repeated="230" table:default-cell-style-name="Default"/>
        <table:table-row table:style-name="ro1">
          <table:table-cell office:value-type="string">
            <text:p>ROGUE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7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6.3s1</text:p>
          </table:table-cell>
          <table:table-cell table:style-name="ce2" office:value-type="string">
            <text:p>6.3s2</text:p>
          </table:table-cell>
          <table:table-cell table:style-name="ce2" office:value-type="string">
            <text:p>6.3tns</text:p>
          </table:table-cell>
          <table:table-cell table:style-name="ce2" office:value-type="string">
            <text:p>6.3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table:style-name="ce17" office:value-type="string">
            <text:p>problem</text:p>
          </table:table-cell>
          <table:table-cell table:style-name="ce2" table:number-columns-repeated="230"/>
        </table:table-row>
        <table:table-row table:style-name="ro1">
          <table:table-cell table:style-name="Default"/>
          <table:table-cell table:number-columns-repeated="24"/>
          <table:table-cell table:style-name="Default"/>
          <table:table-cell table:number-columns-repeated="230"/>
        </table:table-row>
        <table:table-row table:style-name="ro1">
          <table:table-cell office:value-type="string">
            <text:p>decisions</text:p>
          </table:table-cell>
          <table:table-cell office:value-type="float" office:value="3347">
            <text:p>3347</text:p>
          </table:table-cell>
          <table:table-cell office:value-type="float" office:value="3623">
            <text:p>3623</text:p>
          </table:table-cell>
          <table:table-cell office:value-type="float" office:value="63884">
            <text:p>63884</text:p>
          </table:table-cell>
          <table:table-cell office:value-type="float" office:value="734">
            <text:p>734</text:p>
          </table:table-cell>
          <table:table-cell office:value-type="float" office:value="5915">
            <text:p>5915</text:p>
          </table:table-cell>
          <table:table-cell office:value-type="float" office:value="5562">
            <text:p>5562</text:p>
          </table:table-cell>
          <table:table-cell office:value-type="float" office:value="21595">
            <text:p>21595</text:p>
          </table:table-cell>
          <table:table-cell office:value-type="float" office:value="9025">
            <text:p>9025</text:p>
          </table:table-cell>
          <table:table-cell office:value-type="float" office:value="35714">
            <text:p>35714</text:p>
          </table:table-cell>
          <table:table-cell office:value-type="float" office:value="38084">
            <text:p>38084</text:p>
          </table:table-cell>
          <table:table-cell office:value-type="float" office:value="182626">
            <text:p>182626</text:p>
          </table:table-cell>
          <table:table-cell office:value-type="float" office:value="81201">
            <text:p>81201</text:p>
          </table:table-cell>
          <table:table-cell office:value-type="float" office:value="67800">
            <text:p>67800</text:p>
          </table:table-cell>
          <table:table-cell office:value-type="float" office:value="7403">
            <text:p>7403</text:p>
          </table:table-cell>
          <table:table-cell office:value-type="float" office:value="109215">
            <text:p>109215</text:p>
          </table:table-cell>
          <table:table-cell table:number-columns-repeated="2" office:value-type="float" office:value="22778">
            <text:p>22778</text:p>
          </table:table-cell>
          <table:table-cell office:value-type="float" office:value="10094">
            <text:p>10094</text:p>
          </table:table-cell>
          <table:table-cell office:value-type="float" office:value="3787">
            <text:p>3787</text:p>
          </table:table-cell>
          <table:table-cell office:value-type="float" office:value="5412">
            <text:p>5412</text:p>
          </table:table-cell>
          <table:table-cell office:value-type="float" office:value="1239">
            <text:p>1239</text:p>
          </table:table-cell>
          <table:table-cell office:value-type="float" office:value="5915">
            <text:p>5915</text:p>
          </table:table-cell>
          <table:table-cell office:value-type="float" office:value="9186">
            <text:p>9186</text:p>
          </table:table-cell>
          <table:table-cell office:value-type="float" office:value="2540">
            <text:p>2540</text:p>
          </table:table-cell>
          <table:table-cell office:value-type="string">
            <text:p>decisions</text:p>
          </table:table-cell>
          <table:table-cell table:number-columns-repeated="230"/>
        </table:table-row>
        <table:table-row table:style-name="ro1">
          <table:table-cell office:value-type="string">
            <text:p>where</text:p>
          </table:table-cell>
          <table:table-cell office:value-type="string">
            <text:p>Mon Sep 10 09:38:25 2007</text:p>
          </table:table-cell>
          <table:table-cell office:value-type="string">
            <text:p>Mon Sep 10 09:40:48 2007</text:p>
          </table:table-cell>
          <table:table-cell office:value-type="string">
            <text:p>Mon Sep 10 10:25:57 2007</text:p>
          </table:table-cell>
          <table:table-cell office:value-type="string">
            <text:p>Mon Sep 10 09:43:49 2007</text:p>
          </table:table-cell>
          <table:table-cell office:value-type="string">
            <text:p>Mon Sep 10 09:40:16 2007</text:p>
          </table:table-cell>
          <table:table-cell office:value-type="string">
            <text:p>Mon Sep 10 09:43:31 2007</text:p>
          </table:table-cell>
          <table:table-cell office:value-type="string">
            <text:p>Mon Sep 10 10:04:05 2007</text:p>
          </table:table-cell>
          <table:table-cell office:value-type="string">
            <text:p>Mon Sep 10 09:50:52 2007</text:p>
          </table:table-cell>
          <table:table-cell office:value-type="string">
            <text:p>Mon Sep 10 10:07:43 2007</text:p>
          </table:table-cell>
          <table:table-cell office:value-type="string">
            <text:p>Mon Sep 10 10:37:25 2007</text:p>
          </table:table-cell>
          <table:table-cell office:value-type="string">
            <text:p>Mon Sep 10 13:29:16 2007</text:p>
          </table:table-cell>
          <table:table-cell office:value-type="string">
            <text:p>Mon Sep 10 11:27:16 2007</text:p>
          </table:table-cell>
          <table:table-cell office:value-type="string">
            <text:p>Mon Sep 10 07:10:07 2007</text:p>
          </table:table-cell>
          <table:table-cell office:value-type="string">
            <text:p>Mon Sep 10 11:16:20 2007</text:p>
          </table:table-cell>
          <table:table-cell office:value-type="string">
            <text:p>Mon Sep 10 11:08:07 2007</text:p>
          </table:table-cell>
          <table:table-cell office:value-type="string">
            <text:p>Mon Sep 10 06:48:32 2007</text:p>
          </table:table-cell>
          <table:table-cell table:style-name="ce16" office:value-type="string">
            <text:p>Mon Sep 10 07:09:59 2007</text:p>
          </table:table-cell>
          <table:table-cell table:style-name="ce16" office:value-type="string">
            <text:p>Mon Sep 10 06:59:20 2007</text:p>
          </table:table-cell>
          <table:table-cell office:value-type="string">
            <text:p>Thu Sep <text:s/>6 16:42:36 2007</text:p>
          </table:table-cell>
          <table:table-cell office:value-type="string">
            <text:p>Thu Sep <text:s/>6 16:48:39 2007</text:p>
          </table:table-cell>
          <table:table-cell office:value-type="string">
            <text:p>Thu Sep <text:s/>6 16:45:58 2007</text:p>
          </table:table-cell>
          <table:table-cell office:value-type="string">
            <text:p>Thu Sep <text:s/>6 12:57:27 2007</text:p>
          </table:table-cell>
          <table:table-cell office:value-type="string">
            <text:p>Thu Sep <text:s/>6 13:16:26 2007</text:p>
          </table:table-cell>
          <table:table-cell office:value-type="string">
            <text:p>Thu Sep <text:s/>6 13:04:34 2007</text:p>
          </table:table-cell>
          <table:table-cell office:value-type="string">
            <text:p>where</text:p>
          </table:table-cell>
          <table:table-cell table:number-columns-repeated="230"/>
        </table:table-row>
        <table:table-row table:style-name="ro1">
          <table:table-cell office:value-type="string">
            <text:p>when</text:p>
          </table:table-cell>
          <table:table-cell table:style-name="ce16" office:value-type="string">
            <text:p>wyrm:/home/swinterm/GGP/scripts/mrogue-6-1-source-1.log</text:p>
          </table:table-cell>
          <table:table-cell table:style-name="ce16" office:value-type="string">
            <text:p>wyrm:/home/swinterm/GGP/scripts/mrogue-6-1-source-2.log</text:p>
          </table:table-cell>
          <table:table-cell table:style-name="ce16" office:value-type="string">
            <text:p>wyrm:/home/swinterm/GGP/scripts/mrogue-6-1-target_no_source.log</text:p>
          </table:table-cell>
          <table:table-cell table:style-name="ce16" office:value-type="string">
            <text:p>wyrm:/home/swinterm/GGP/scripts/mrogue-6-1-target_after_source.log</text:p>
          </table:table-cell>
          <table:table-cell table:style-name="ce16" office:value-type="string">
            <text:p>wyrm:/home/swinterm/2GGP/GGP/scripts/mrogue-6-2-source-1.log</text:p>
          </table:table-cell>
          <table:table-cell table:style-name="ce16" office:value-type="string">
            <text:p>wyrm:/home/swinterm/2GGP/GGP/scripts/mrogue-6-2-source-2.log</text:p>
          </table:table-cell>
          <table:table-cell table:style-name="ce16" office:value-type="string">
            <text:p>wyrm:/home/swinterm/2GGP/GGP/scripts/mrogue-6-2-target_no_source.log</text:p>
          </table:table-cell>
          <table:table-cell table:style-name="ce16" office:value-type="string">
            <text:p>wyrm:/home/swinterm/2GGP/GGP/scripts/mrogue-6-2-target_after_source.log</text:p>
          </table:table-cell>
          <table:table-cell table:style-name="ce18" office:value-type="string">
            <text:p>bahamut:/home/swinterm/2GGP/GGP/scripts/mrogue-6-3-source-1.log</text:p>
          </table:table-cell>
          <table:table-cell office:value-type="string">
            <text:p>bahamut:/home/swinterm/2GGP/GGP/scripts/mrogue-6-3-source-2.log</text:p>
          </table:table-cell>
          <table:table-cell office:value-type="string">
            <text:p>bahamut:/home/swinterm/2GGP/GGP/scripts/mrogue-6-3-target_no_source.log</text:p>
          </table:table-cell>
          <table:table-cell office:value-type="string">
            <text:p>bahamut:/home/swinterm/2GGP/GGP/scripts/mrogue-6-3-target_after_source.log</text:p>
          </table:table-cell>
          <table:table-cell table:style-name="ce16" office:value-type="string">
            <text:p>auk:/home/swinterm/GGP/scripts/mrogue-8-1-source.log</text:p>
          </table:table-cell>
          <table:table-cell table:style-name="ce16" office:value-type="string">
            <text:p>auk:/home/swinterm/GGP/scripts/mrogue-8-1-target_no_source.log</text:p>
          </table:table-cell>
          <table:table-cell table:style-name="ce16" office:value-type="string">
            <text:p>auk:/home/swinterm/GGP/scripts/mrogue-8-1-target_after_source.log</text:p>
          </table:table-cell>
          <table:table-cell office:value-type="string">
            <text:p>smaug:/home/swinterm/2GGP/GGP/scripts/mrogue-8-2-source.log</text:p>
          </table:table-cell>
          <table:table-cell office:value-type="string">
            <text:p>smaug:/home/swinterm/2GGP/GGP/scripts/mrogue-8-2-target_no_source.log</text:p>
          </table:table-cell>
          <table:table-cell office:value-type="string">
            <text:p>smaug:/home/swinterm/2GGP/GGP/scripts/mrogue-8-2-target_after_source.log</text:p>
          </table:table-cell>
          <table:table-cell table:style-name="ce16" office:value-type="string">
            <text:p>wyrm:/home/swinterm/2GGP/GGP/scripts/mrogue-9-1-source.log</text:p>
          </table:table-cell>
          <table:table-cell table:style-name="ce16" office:value-type="string">
            <text:p>wyrm:/home/swinterm/2GGP/GGP/scripts/mrogue-9-1-target_no_source.log</text:p>
          </table:table-cell>
          <table:table-cell table:style-name="ce16" office:value-type="string">
            <text:p>wyrm:/home/swinterm/2GGP/GGP/scripts/mrogue-9-1-target_after_source.log</text:p>
          </table:table-cell>
          <table:table-cell table:style-name="ce16" office:value-type="string">
            <text:p>grapes:/home/swinterm/GGP/scripts/mrogue-9-2-source.log</text:p>
          </table:table-cell>
          <table:table-cell table:style-name="ce16" office:value-type="string">
            <text:p>grapes:/home/swinterm/GGP/scripts/mrogue-9-2-target_no_source.log</text:p>
          </table:table-cell>
          <table:table-cell table:style-name="ce16" office:value-type="string">
            <text:p>grapes:/home/swinterm/GGP/scripts/mrogue-9-2-target_after_source.log</text:p>
          </table:table-cell>
          <table:table-cell office:value-type="string">
            <text:p>when</text:p>
          </table:table-cell>
          <table:table-cell table:number-columns-repeated="230"/>
        </table:table-row>
        <table:table-row table:style-name="ro1">
          <table:table-cell office:value-type="string">
            <text:p>notes</text:p>
          </table:table-cell>
          <table:table-cell office:value-type="float" office:value="382">
            <text:p>382</text:p>
          </table:table-cell>
          <table:table-cell office:value-type="float" office:value="400">
            <text:p>400</text:p>
          </table:table-cell>
          <table:table-cell office:value-type="float" office:value="7104">
            <text:p>7104</text:p>
          </table:table-cell>
          <table:table-cell office:value-type="float" office:value="92">
            <text:p>92</text:p>
          </table:table-cell>
          <table:table-cell office:value-type="float" office:value="690">
            <text:p>690</text:p>
          </table:table-cell>
          <table:table-cell office:value-type="float" office:value="645">
            <text:p>645</text:p>
          </table:table-cell>
          <table:table-cell office:value-type="float" office:value="2466">
            <text:p>2466</text:p>
          </table:table-cell>
          <table:table-cell office:value-type="float" office:value="1002">
            <text:p>1002</text:p>
          </table:table-cell>
          <table:table-cell office:value-type="float" office:value="3924">
            <text:p>3924</text:p>
          </table:table-cell>
          <table:table-cell office:value-type="float" office:value="4346">
            <text:p>4346</text:p>
          </table:table-cell>
          <table:table-cell office:value-type="float" office:value="20612">
            <text:p>20612</text:p>
          </table:table-cell>
          <table:table-cell office:value-type="float" office:value="9104">
            <text:p>9104</text:p>
          </table:table-cell>
          <table:table-cell office:value-type="float" office:value="7502">
            <text:p>7502</text:p>
          </table:table-cell>
          <table:table-cell office:value-type="float" office:value="823">
            <text:p>823</text:p>
          </table:table-cell>
          <table:table-cell office:value-type="float" office:value="12152">
            <text:p>12152</text:p>
          </table:table-cell>
          <table:table-cell table:number-columns-repeated="2" office:value-type="float" office:value="2550">
            <text:p>2550</text:p>
          </table:table-cell>
          <table:table-cell office:value-type="float" office:value="1260">
            <text:p>1260</text:p>
          </table:table-cell>
          <table:table-cell office:value-type="float" office:value="418">
            <text:p>418</text:p>
          </table:table-cell>
          <table:table-cell office:value-type="float" office:value="597">
            <text:p>597</text:p>
          </table:table-cell>
          <table:table-cell office:value-type="float" office:value="149">
            <text:p>149</text:p>
          </table:table-cell>
          <table:table-cell office:value-type="float" office:value="690">
            <text:p>690</text:p>
          </table:table-cell>
          <table:table-cell office:value-type="float" office:value="1071">
            <text:p>1071</text:p>
          </table:table-cell>
          <table:table-cell office:value-type="float" office:value="303">
            <text:p>303</text:p>
          </table:table-cell>
          <table:table-cell office:value-type="string">
            <text:p>notes</text:p>
          </table:table-cell>
          <table:table-cell table:number-columns-repeated="230"/>
        </table:table-row>
        <table:table-row table:style-name="ro1">
          <table:table-cell/>
          <table:table-cell office:value-type="float" office:value="38.659">
            <text:p>38.66</text:p>
          </table:table-cell>
          <table:table-cell office:value-type="float" office:value="38.966">
            <text:p>38.97</text:p>
          </table:table-cell>
          <table:table-cell office:value-type="float" office:value="39.253">
            <text:p>39.25</text:p>
          </table:table-cell>
          <table:table-cell office:value-type="float" office:value="61.263">
            <text:p>61.26</text:p>
          </table:table-cell>
          <table:table-cell office:value-type="float" office:value="41.162">
            <text:p>41.16</text:p>
          </table:table-cell>
          <table:table-cell office:value-type="float" office:value="34.837">
            <text:p>34.84</text:p>
          </table:table-cell>
          <table:table-cell office:value-type="float" office:value="36.345">
            <text:p>36.35</text:p>
          </table:table-cell>
          <table:table-cell office:value-type="float" office:value="33.403">
            <text:p>33.4</text:p>
          </table:table-cell>
          <table:table-cell office:value-type="float" office:value="49.921">
            <text:p>49.92</text:p>
          </table:table-cell>
          <table:table-cell office:value-type="float" office:value="45.164">
            <text:p>45.16</text:p>
          </table:table-cell>
          <table:table-cell office:value-type="float" office:value="38.743">
            <text:p>38.74</text:p>
          </table:table-cell>
          <table:table-cell office:value-type="float" office:value="34.265">
            <text:p>34.27</text:p>
          </table:table-cell>
          <table:table-cell office:value-type="float" office:value="94.679">
            <text:p>94.68</text:p>
          </table:table-cell>
          <table:table-cell office:value-type="float" office:value="66.163">
            <text:p>66.16</text:p>
          </table:table-cell>
          <table:table-cell office:value-type="float" office:value="129.37">
            <text:p>129.37</text:p>
          </table:table-cell>
          <table:table-cell office:value-type="float" office:value="27.935">
            <text:p>27.94</text:p>
          </table:table-cell>
          <table:table-cell office:value-type="float" office:value="27.837">
            <text:p>27.84</text:p>
          </table:table-cell>
          <table:table-cell office:value-type="float" office:value="58.083">
            <text:p>58.08</text:p>
          </table:table-cell>
          <table:table-cell office:value-type="float" office:value="35.207">
            <text:p>35.21</text:p>
          </table:table-cell>
          <table:table-cell office:value-type="float" office:value="29.423">
            <text:p>29.42</text:p>
          </table:table-cell>
          <table:table-cell office:value-type="float" office:value="45.32">
            <text:p>45.32</text:p>
          </table:table-cell>
          <table:table-cell office:value-type="float" office:value="70.747">
            <text:p>70.75</text:p>
          </table:table-cell>
          <table:table-cell office:value-type="float" office:value="77.182">
            <text:p>77.18</text:p>
          </table:table-cell>
          <table:table-cell office:value-type="float" office:value="73.576">
            <text:p>73.58</text:p>
          </table:table-cell>
          <table:table-cell table:number-columns-repeated="231"/>
        </table:table-row>
        <table:table-row table:style-name="ro1">
          <table:table-cell office:value-type="string">
            <text:p>soln</text:p>
          </table:table-cell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2"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3" office:value-type="float" office:value="12">
            <text:p>12</text:p>
          </table:table-cell>
          <table:table-cell office:value-type="string">
            <text:p>soln</text:p>
          </table:table-cell>
          <table:table-cell table:number-columns-repeated="230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6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7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6"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4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6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9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4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4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6"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quaff(potion1)</text:p>
          </table:table-cell>
          <table:table-cell table:number-columns-repeated="4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4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6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we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.</text:p>
          </table:table-cell>
          <table:table-cell table:number-columns-repeated="6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south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4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31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office:value-type="string">
            <text:p>end</text:p>
          </table:table-cell>
          <table:table-cell table:number-columns-repeated="2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end</text:p>
          </table:table-cell>
          <table:table-cell table:number-columns-repeated="3"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4"/>
          <table:table-cell office:value-type="string">
            <text:p>end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style-name="ce16" office:value-type="string">
            <text:p>.</text:p>
          </table:table-cell>
          <table:table-cell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table:style-name="ce16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8"/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office:value-type="string">
            <text:p>end</text:p>
          </table:table-cell>
          <table:table-cell table:number-columns-repeated="5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11"/>
          <table:table-cell office:value-type="string">
            <text:p>end</text:p>
          </table:table-cell>
          <table:table-cell table:number-columns-repeated="8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0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0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23"/>
          <table:table-cell table:style-name="Default"/>
          <table:table-cell table:number-columns-repeated="230"/>
        </table:table-row>
      </table:table>
      <table:table table:name="WARGAME" table:style-name="ta1" table:print="false">
        <table:table-column table:style-name="co1" table:default-cell-style-name="ce1"/>
        <table:table-column table:style-name="co26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23" table:default-cell-style-name="Default"/>
        <table:table-column table:style-name="co16" table:number-columns-repeated="2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6" table:default-cell-style-name="Default"/>
        <table:table-column table:style-name="co33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1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1" table:default-cell-style-name="ce1"/>
        <table:table-column table:style-name="co1" table:number-columns-repeated="228" table:default-cell-style-name="Default"/>
        <table:table-row table:style-name="ro1">
          <table:table-cell office:value-type="string">
            <text:p>WARGAME</text:p>
          </table:table-cell>
          <table:table-cell table:number-columns-repeated="26"/>
          <table:table-cell office:value-type="string">
            <text:p>WARGAME</text:p>
          </table:table-cell>
          <table:table-cell table:number-columns-repeated="228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table:style-name="ce2" office:value-type="string">
            <text:p>problem</text:p>
          </table:table-cell>
          <table:table-cell table:style-name="ce2" table:number-columns-repeated="228"/>
        </table:table-row>
        <table:table-row table:style-name="ro1">
          <table:table-cell office:value-type="string">
            <text:p>notes</text:p>
          </table:table-cell>
          <table:table-cell table:number-columns-repeated="26"/>
          <table:table-cell office:value-type="string">
            <text:p>notes</text:p>
          </table:table-cell>
          <table:table-cell table:number-columns-repeated="228"/>
        </table:table-row>
        <table:table-row table:style-name="ro1">
          <table:table-cell office:value-type="string">
            <text:p>decisions</text:p>
          </table:table-cell>
          <table:table-cell office:value-type="float" office:value="5378">
            <text:p>5378</text:p>
          </table:table-cell>
          <table:table-cell office:value-type="float" office:value="4009">
            <text:p>4009</text:p>
          </table:table-cell>
          <table:table-cell office:value-type="float" office:value="6577">
            <text:p>6577</text:p>
          </table:table-cell>
          <table:table-cell office:value-type="float" office:value="4396">
            <text:p>4396</text:p>
          </table:table-cell>
          <table:table-cell office:value-type="float" office:value="1107">
            <text:p>1107</text:p>
          </table:table-cell>
          <table:table-cell office:value-type="float" office:value="6723">
            <text:p>6723</text:p>
          </table:table-cell>
          <table:table-cell office:value-type="float" office:value="5489">
            <text:p>5489</text:p>
          </table:table-cell>
          <table:table-cell office:value-type="float" office:value="3461">
            <text:p>3461</text:p>
          </table:table-cell>
          <table:table-cell office:value-type="float" office:value="10757">
            <text:p>10757</text:p>
          </table:table-cell>
          <table:table-cell office:value-type="float" office:value="5409">
            <text:p>5409</text:p>
          </table:table-cell>
          <table:table-cell office:value-type="float" office:value="2186">
            <text:p>2186</text:p>
          </table:table-cell>
          <table:table-cell office:value-type="float" office:value="9184">
            <text:p>9184</text:p>
          </table:table-cell>
          <table:table-cell office:value-type="float" office:value="3839">
            <text:p>3839</text:p>
          </table:table-cell>
          <table:table-cell office:value-type="float" office:value="2645">
            <text:p>2645</text:p>
          </table:table-cell>
          <table:table-cell office:value-type="float" office:value="20579">
            <text:p>20579</text:p>
          </table:table-cell>
          <table:table-cell office:value-type="float" office:value="5139">
            <text:p>5139</text:p>
          </table:table-cell>
          <table:table-cell office:value-type="float" office:value="6468">
            <text:p>6468</text:p>
          </table:table-cell>
          <table:table-cell office:value-type="float" office:value="24029">
            <text:p>24029</text:p>
          </table:table-cell>
          <table:table-cell office:value-type="float" office:value="7682">
            <text:p>7682</text:p>
          </table:table-cell>
          <table:table-cell office:value-type="float" office:value="2630">
            <text:p>2630</text:p>
          </table:table-cell>
          <table:table-cell office:value-type="float" office:value="10757">
            <text:p>10757</text:p>
          </table:table-cell>
          <table:table-cell office:value-type="float" office:value="11273">
            <text:p>11273</text:p>
          </table:table-cell>
          <table:table-cell office:value-type="float" office:value="8276">
            <text:p>8276</text:p>
          </table:table-cell>
          <table:table-cell office:value-type="float" office:value="9184">
            <text:p>9184</text:p>
          </table:table-cell>
          <table:table-cell office:value-type="float" office:value="9302">
            <text:p>9302</text:p>
          </table:table-cell>
          <table:table-cell office:value-type="float" office:value="6410">
            <text:p>6410</text:p>
          </table:table-cell>
          <table:table-cell office:value-type="string">
            <text:p>decisions</text:p>
          </table:table-cell>
          <table:table-cell table:number-columns-repeated="228"/>
        </table:table-row>
        <table:table-row table:style-name="ro1">
          <table:table-cell office:value-type="string">
            <text:p>when</text:p>
          </table:table-cell>
          <table:table-cell table:style-name="ce16" office:value-type="string">
            <text:p>Mon Sep 10 05:37:01 2007</text:p>
          </table:table-cell>
          <table:table-cell office:value-type="string">
            <text:p>Mon Sep 10 05:41:19 2007</text:p>
          </table:table-cell>
          <table:table-cell office:value-type="string">
            <text:p>Mon Sep 10 06:04:23 2007</text:p>
          </table:table-cell>
          <table:table-cell office:value-type="string">
            <text:p>Mon Sep 10 05:51:27 2007</text:p>
          </table:table-cell>
          <table:table-cell office:value-type="string">
            <text:p>Mon Sep 10 05:40:38 2007</text:p>
          </table:table-cell>
          <table:table-cell office:value-type="string">
            <text:p>Mon Sep 10 05:42:40 2007</text:p>
          </table:table-cell>
          <table:table-cell office:value-type="string">
            <text:p>Mon Sep 10 05:48:58 2007</text:p>
          </table:table-cell>
          <table:table-cell office:value-type="string">
            <text:p>Mon Sep 10 05:45:18 2007</text:p>
          </table:table-cell>
          <table:table-cell office:value-type="string">
            <text:p>Mon Sep 10 09:28:47 2007</text:p>
          </table:table-cell>
          <table:table-cell office:value-type="string">
            <text:p>Mon Sep 10 09:34:19 2007</text:p>
          </table:table-cell>
          <table:table-cell office:value-type="string">
            <text:p>Mon Sep 10 09:30:37 2007</text:p>
          </table:table-cell>
          <table:table-cell office:value-type="string">
            <text:p>Mon Sep 10 09:30:01 2007</text:p>
          </table:table-cell>
          <table:table-cell office:value-type="string">
            <text:p>Mon Sep 10 09:32:34 2007</text:p>
          </table:table-cell>
          <table:table-cell office:value-type="string">
            <text:p>Mon Sep 10 09:31:14 2007</text:p>
          </table:table-cell>
          <table:table-cell office:value-type="string">
            <text:p>Mon Sep 10 09:30:47 2007</text:p>
          </table:table-cell>
          <table:table-cell office:value-type="string">
            <text:p>Mon Sep 10 09:35:35 2007</text:p>
          </table:table-cell>
          <table:table-cell office:value-type="string">
            <text:p>Mon Sep 10 09:33:44 2007</text:p>
          </table:table-cell>
          <table:table-cell office:value-type="string">
            <text:p>Mon Sep 10 05:34:23 2007</text:p>
          </table:table-cell>
          <table:table-cell office:value-type="string">
            <text:p>Mon Sep 10 05:38:26 2007</text:p>
          </table:table-cell>
          <table:table-cell office:value-type="string">
            <text:p>Mon Sep 10 05:35:43 2007</text:p>
          </table:table-cell>
          <table:table-cell office:value-type="string">
            <text:p>Thu Sep <text:s/>6 17:00:12 2007</text:p>
          </table:table-cell>
          <table:table-cell office:value-type="string">
            <text:p>Thu Sep <text:s/>6 17:52:35 2007</text:p>
          </table:table-cell>
          <table:table-cell office:value-type="string">
            <text:p>Thu Sep <text:s/>6 17:22:45 2007</text:p>
          </table:table-cell>
          <table:table-cell office:value-type="string">
            <text:p>Thu Sep <text:s/>6 17:01:33 2007</text:p>
          </table:table-cell>
          <table:table-cell office:value-type="string">
            <text:p>Thu Sep <text:s/>6 17:56:03 2007</text:p>
          </table:table-cell>
          <table:table-cell office:value-type="string">
            <text:p>Thu Sep <text:s/>6 17:23:31 2007</text:p>
          </table:table-cell>
          <table:table-cell office:value-type="string">
            <text:p>when</text:p>
          </table:table-cell>
          <table:table-cell table:number-columns-repeated="228"/>
        </table:table-row>
        <table:table-row table:style-name="ro1">
          <table:table-cell office:value-type="string">
            <text:p>where</text:p>
          </table:table-cell>
          <table:table-cell office:value-type="string">
            <text:p>grapes:/home/swinterm/GGP/scripts/wargame-6-1-source-1.log</text:p>
          </table:table-cell>
          <table:table-cell office:value-type="string">
            <text:p>grapes:/home/swinterm/GGP/scripts/wargame-6-1-source-2.log</text:p>
          </table:table-cell>
          <table:table-cell office:value-type="string">
            <text:p>grapes:/home/swinterm/GGP/scripts/wargame-6-1-target_no_source.log</text:p>
          </table:table-cell>
          <table:table-cell office:value-type="string">
            <text:p>grapes:/home/swinterm/GGP/scripts/wargame-6-1-target_after_source.log</text:p>
          </table:table-cell>
          <table:table-cell office:value-type="string">
            <text:p>smaug:/home/swinterm/2GGP/GGP/scripts/wargame-6-2-source-1.log</text:p>
          </table:table-cell>
          <table:table-cell office:value-type="string">
            <text:p>smaug:/home/swinterm/2GGP/GGP/scripts/wargame-6-2-source-2.log</text:p>
          </table:table-cell>
          <table:table-cell office:value-type="string">
            <text:p>smaug:/home/swinterm/2GGP/GGP/scripts/wargame-6-2-target_no_source.log</text:p>
          </table:table-cell>
          <table:table-cell office:value-type="string">
            <text:p>smaug:/home/swinterm/2GGP/GGP/scripts/wargame-6-2-target_after_source.log</text:p>
          </table:table-cell>
          <table:table-cell office:value-type="string">
            <text:p>wyrm:/home/swinterm/GGP/scripts/wargame-7-1-source.log</text:p>
          </table:table-cell>
          <table:table-cell office:value-type="string">
            <text:p>wyrm:/home/swinterm/GGP/scripts/wargame-7-1-target_no_source.log</text:p>
          </table:table-cell>
          <table:table-cell office:value-type="string">
            <text:p>wyrm:/home/swinterm/GGP/scripts/wargame-7-1-target_after_source.log</text:p>
          </table:table-cell>
          <table:table-cell office:value-type="string">
            <text:p>wyrm:/home/swinterm/2GGP/GGP/scripts/wargame-7-2-source.log</text:p>
          </table:table-cell>
          <table:table-cell office:value-type="string">
            <text:p>wyrm:/home/swinterm/2GGP/GGP/scripts/wargame-7-2-target_no_source.log</text:p>
          </table:table-cell>
          <table:table-cell office:value-type="string">
            <text:p>wyrm:/home/swinterm/2GGP/GGP/scripts/wargame-7-2-target_after_source.log</text:p>
          </table:table-cell>
          <table:table-cell office:value-type="string">
            <text:p>bahamut:/home/swinterm/2GGP/GGP/scripts/wargame-8-1-source.log</text:p>
          </table:table-cell>
          <table:table-cell office:value-type="string">
            <text:p>bahamut:/home/swinterm/2GGP/GGP/scripts/wargame-8-1-target_no_source.log</text:p>
          </table:table-cell>
          <table:table-cell office:value-type="string">
            <text:p>bahamut:/home/swinterm/2GGP/GGP/scripts/wargame-8-1-target_after_source.log</text:p>
          </table:table-cell>
          <table:table-cell office:value-type="string">
            <text:p>smaug:/home/swinterm/2GGP/GGP/scripts/wargame-8-2-source.log</text:p>
          </table:table-cell>
          <table:table-cell office:value-type="string">
            <text:p>smaug:/home/swinterm/2GGP/GGP/scripts/wargame-8-2-target_no_source.log</text:p>
          </table:table-cell>
          <table:table-cell office:value-type="string">
            <text:p>smaug:/home/swinterm/2GGP/GGP/scripts/wargame-8-2-target_after_source.log</text:p>
          </table:table-cell>
          <table:table-cell office:value-type="string">
            <text:p>wyrm:/home/swinterm/GGP/scripts/wargame-9-1-source.log</text:p>
          </table:table-cell>
          <table:table-cell office:value-type="string">
            <text:p>wyrm:/home/swinterm/GGP/scripts/wargame-9-1-target_no_source.log</text:p>
          </table:table-cell>
          <table:table-cell office:value-type="string">
            <text:p>wyrm:/home/swinterm/GGP/scripts/wargame-9-1-target_after_source.log</text:p>
          </table:table-cell>
          <table:table-cell office:value-type="string">
            <text:p>wyrm:/home/swinterm/2GGP/GGP/scripts/wargame-9-2-source.log</text:p>
          </table:table-cell>
          <table:table-cell office:value-type="string">
            <text:p>wyrm:/home/swinterm/2GGP/GGP/scripts/wargame-9-2-target_no_source.log</text:p>
          </table:table-cell>
          <table:table-cell office:value-type="string">
            <text:p>wyrm:/home/swinterm/2GGP/GGP/scripts/wargame-9-2-target_after_source.log</text:p>
          </table:table-cell>
          <table:table-cell office:value-type="string">
            <text:p>where</text:p>
          </table:table-cell>
          <table:table-cell table:number-columns-repeated="228"/>
        </table:table-row>
        <table:table-row table:style-name="ro1">
          <table:table-cell office:value-type="string">
            <text:p>states</text:p>
          </table:table-cell>
          <table:table-cell office:value-type="float" office:value="658">
            <text:p>658</text:p>
          </table:table-cell>
          <table:table-cell office:value-type="float" office:value="491">
            <text:p>491</text:p>
          </table:table-cell>
          <table:table-cell office:value-type="float" office:value="790">
            <text:p>790</text:p>
          </table:table-cell>
          <table:table-cell office:value-type="float" office:value="514">
            <text:p>514</text:p>
          </table:table-cell>
          <table:table-cell office:value-type="float" office:value="150">
            <text:p>150</text:p>
          </table:table-cell>
          <table:table-cell office:value-type="float" office:value="812">
            <text:p>812</text:p>
          </table:table-cell>
          <table:table-cell office:value-type="float" office:value="642">
            <text:p>642</text:p>
          </table:table-cell>
          <table:table-cell office:value-type="float" office:value="402">
            <text:p>402</text:p>
          </table:table-cell>
          <table:table-cell office:value-type="float" office:value="1229">
            <text:p>1229</text:p>
          </table:table-cell>
          <table:table-cell office:value-type="float" office:value="634">
            <text:p>634</text:p>
          </table:table-cell>
          <table:table-cell office:value-type="float" office:value="258">
            <text:p>258</text:p>
          </table:table-cell>
          <table:table-cell office:value-type="float" office:value="1037">
            <text:p>1037</text:p>
          </table:table-cell>
          <table:table-cell office:value-type="float" office:value="480">
            <text:p>480</text:p>
          </table:table-cell>
          <table:table-cell office:value-type="float" office:value="331">
            <text:p>331</text:p>
          </table:table-cell>
          <table:table-cell office:value-type="float" office:value="2519">
            <text:p>2519</text:p>
          </table:table-cell>
          <table:table-cell office:value-type="float" office:value="613">
            <text:p>613</text:p>
          </table:table-cell>
          <table:table-cell office:value-type="float" office:value="756">
            <text:p>756</text:p>
          </table:table-cell>
          <table:table-cell office:value-type="float" office:value="2867">
            <text:p>2867</text:p>
          </table:table-cell>
          <table:table-cell office:value-type="float" office:value="946">
            <text:p>946</text:p>
          </table:table-cell>
          <table:table-cell office:value-type="float" office:value="344">
            <text:p>344</text:p>
          </table:table-cell>
          <table:table-cell office:value-type="float" office:value="1229">
            <text:p>1229</text:p>
          </table:table-cell>
          <table:table-cell office:value-type="float" office:value="1289">
            <text:p>1289</text:p>
          </table:table-cell>
          <table:table-cell office:value-type="float" office:value="938">
            <text:p>938</text:p>
          </table:table-cell>
          <table:table-cell office:value-type="float" office:value="1037">
            <text:p>1037</text:p>
          </table:table-cell>
          <table:table-cell office:value-type="float" office:value="1047">
            <text:p>1047</text:p>
          </table:table-cell>
          <table:table-cell office:value-type="float" office:value="723">
            <text:p>723</text:p>
          </table:table-cell>
          <table:table-cell office:value-type="string">
            <text:p>states</text:p>
          </table:table-cell>
          <table:table-cell table:number-columns-repeated="228"/>
        </table:table-row>
        <table:table-row table:style-name="ro1">
          <table:table-cell office:value-type="string">
            <text:p>soln length</text:p>
          </table:table-cell>
          <table:table-cell office:value-type="float" office:value="33.603">
            <text:p>33.6</text:p>
          </table:table-cell>
          <table:table-cell office:value-type="float" office:value="63.765">
            <text:p>63.77</text:p>
          </table:table-cell>
          <table:table-cell office:value-type="float" office:value="117.411">
            <text:p>117.41</text:p>
          </table:table-cell>
          <table:table-cell office:value-type="float" office:value="123.495">
            <text:p>123.5</text:p>
          </table:table-cell>
          <table:table-cell office:value-type="float" office:value="16.962">
            <text:p>16.96</text:p>
          </table:table-cell>
          <table:table-cell office:value-type="float" office:value="17.689">
            <text:p>17.69</text:p>
          </table:table-cell>
          <table:table-cell office:value-type="float" office:value="39.625">
            <text:p>39.63</text:p>
          </table:table-cell>
          <table:table-cell office:value-type="float" office:value="35.004">
            <text:p>35</text:p>
          </table:table-cell>
          <table:table-cell office:value-type="float" office:value="43.59">
            <text:p>43.59</text:p>
          </table:table-cell>
          <table:table-cell office:value-type="float" office:value="40.516">
            <text:p>40.52</text:p>
          </table:table-cell>
          <table:table-cell office:value-type="float" office:value="40.581">
            <text:p>40.58</text:p>
          </table:table-cell>
          <table:table-cell office:value-type="float" office:value="58.566">
            <text:p>58.57</text:p>
          </table:table-cell>
          <table:table-cell office:value-type="float" office:value="20.381">
            <text:p>20.38</text:p>
          </table:table-cell>
          <table:table-cell office:value-type="float" office:value="19.242">
            <text:p>19.24</text:p>
          </table:table-cell>
          <table:table-cell office:value-type="float" office:value="26.192">
            <text:p>26.19</text:p>
          </table:table-cell>
          <table:table-cell office:value-type="float" office:value="19.086">
            <text:p>19.09</text:p>
          </table:table-cell>
          <table:table-cell office:value-type="float" office:value="20.973">
            <text:p>20.97</text:p>
          </table:table-cell>
          <table:table-cell office:value-type="float" office:value="34.879">
            <text:p>34.88</text:p>
          </table:table-cell>
          <table:table-cell office:value-type="float" office:value="20.814">
            <text:p>20.81</text:p>
          </table:table-cell>
          <table:table-cell office:value-type="float" office:value="23.148">
            <text:p>23.15</text:p>
          </table:table-cell>
          <table:table-cell office:value-type="float" office:value="42.848">
            <text:p>42.85</text:p>
          </table:table-cell>
          <table:table-cell office:value-type="float" office:value="158.044">
            <text:p>158.04</text:p>
          </table:table-cell>
          <table:table-cell office:value-type="float" office:value="159.029">
            <text:p>159.03</text:p>
          </table:table-cell>
          <table:table-cell office:value-type="float" office:value="58.168">
            <text:p>58.17</text:p>
          </table:table-cell>
          <table:table-cell office:value-type="float" office:value="209.17">
            <text:p>209.17</text:p>
          </table:table-cell>
          <table:table-cell office:value-type="float" office:value="199.915">
            <text:p>199.92</text:p>
          </table:table-cell>
          <table:table-cell office:value-type="string">
            <text:p>soln length</text:p>
          </table:table-cell>
          <table:table-cell table:number-columns-repeated="228"/>
        </table:table-row>
        <table:table-row table:style-name="ro1">
          <table:table-cell office:value-type="string">
            <text:p>soln 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3"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 office:value-type="float" office:value="13">
            <text:p>13</text:p>
          </table:table-cell>
          <table:table-cell table:number-columns-repeated="3" office:value-type="float" office:value="18">
            <text:p>18</text:p>
          </table:table-cell>
          <table:table-cell office:value-type="string">
            <text:p>soln </text:p>
          </table:table-cell>
          <table:table-cell table:number-columns-repeated="228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5" office:value-type="string">
            <text:p>ACTION move(west)</text:p>
          </table:table-cell>
          <table:table-cell table:number-columns-repeated="4" office:value-type="string">
            <text:p>ACTION move(south)</text:p>
          </table:table-cell>
          <table:table-cell table:number-columns-repeated="2" office:value-type="string">
            <text:p>ACTION noop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throw(north, 2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5" office:value-type="string">
            <text:p>ACTION move(sou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shoot(north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5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4" office:value-type="string">
            <text:p>ACTION move(west)</text:p>
          </table:table-cell>
          <table:table-cell office:value-type="string">
            <text:p>ACTION heal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shoot(south)</text:p>
          </table:table-cell>
          <table:table-cell table:number-columns-repeated="3" office:value-type="string">
            <text:p>ACTION move(east)</text:p>
          </table:table-cell>
          <table:table-cell table:number-columns-repeated="6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shoot(south)</text:p>
          </table:table-cell>
          <table:table-cell table:number-columns-repeated="2" office:value-type="string">
            <text:p>ACTION x_shoot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shoot(north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heal</text:p>
          </table:table-cell>
          <table:table-cell table:number-columns-repeated="4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throw(north, 2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heal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shoot(south)</text:p>
          </table:table-cell>
          <table:table-cell table:number-columns-repeated="3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4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heal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.</text:p>
          </table:table-cell>
          <table:table-cell table:number-columns-repeated="4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shoot(we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heal</text:p>
          </table:table-cell>
          <table:table-cell office:value-type="string">
            <text:p>ACTION move(north)</text:p>
          </table:table-cell>
          <table:table-cell office:value-type="string">
            <text:p>ACTION heal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shoot(north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shoot(north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4" office:value-type="string">
            <text:p>.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west)</text:p>
          </table:table-cell>
          <table:table-cell table:number-columns-repeated="229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4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4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4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2"/>
          <table:table-cell table:number-columns-repeated="3" office:value-type="string">
            <text:p>ACTION move(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6"/>
          <table:table-cell office:value-type="string">
            <text:p>ACTION shoot(west)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8"/>
          <table:table-cell office:value-type="string">
            <text:p>ACTION shoot(west)</text:p>
          </table:table-cell>
          <table:table-cell table:number-columns-repeated="2" office:value-type="string">
            <text:p>ACTION x_shoot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9"/>
          <table:table-cell table:number-columns-repeated="3" office:value-type="string">
            <text:p>ACTION move(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table:number-columns-repeated="9"/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table:number-columns-repeated="9"/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end</text:p>
          </table:table-cell>
          <table:table-cell table:number-columns-repeated="11"/>
          <table:table-cell office:value-type="string">
            <text:p>end</text:p>
          </table:table-cell>
          <table:table-cell table:number-columns-repeated="2"/>
          <table:table-cell table:style-name="Default"/>
          <table:table-cell table:number-columns-repeated="228"/>
        </table:table-row>
      </table:table>
      <table:table table:name="ESCAPE" table:style-name="ta1" table:print="false">
        <office:forms form:automatic-focus="false" form:apply-design-mode="false"/>
        <table:table-column table:style-name="co1" table:default-cell-style-name="ce1"/>
        <table:table-column table:style-name="co38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25" table:number-columns-repeated="2" table:default-cell-style-name="Default"/>
        <table:table-column table:style-name="co14" table:number-columns-repeated="2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6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7" table:default-cell-style-name="Default"/>
        <table:table-column table:style-name="co9" table:default-cell-style-name="Default"/>
        <table:table-column table:style-name="co25" table:default-cell-style-name="Default"/>
        <table:table-column table:style-name="co39" table:default-cell-style-name="Default"/>
        <table:table-column table:style-name="co1" table:default-cell-style-name="ce1"/>
        <table:table-column table:style-name="co1" table:number-columns-repeated="231" table:default-cell-style-name="Default"/>
        <table:table-row table:style-name="ro1">
          <table:table-cell office:value-type="string">
            <text:p>ESCAPE</text:p>
          </table:table-cell>
          <table:table-cell table:number-columns-repeated="23"/>
          <table:table-cell office:value-type="string">
            <text:p>ESCAPE</text:p>
          </table:table-cell>
          <table:table-cell table:number-columns-repeated="23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problem</text:p>
          </table:table-cell>
          <table:table-cell table:style-name="ce2" table:number-columns-repeated="231"/>
        </table:table-row>
        <table:table-row table:style-name="ro1">
          <table:table-cell office:value-type="string">
            <text:p>notes</text:p>
          </table:table-cell>
          <table:table-cell table:number-columns-repeated="23"/>
          <table:table-cell office:value-type="string">
            <text:p>notes</text:p>
          </table:table-cell>
          <table:table-cell table:number-columns-repeated="231"/>
        </table:table-row>
        <table:table-row table:style-name="ro1">
          <table:table-cell office:value-type="string">
            <text:p>decisions</text:p>
          </table:table-cell>
          <table:table-cell office:value-type="float" office:value="24581">
            <text:p>24581</text:p>
          </table:table-cell>
          <table:table-cell office:value-type="float" office:value="2230">
            <text:p>2230</text:p>
          </table:table-cell>
          <table:table-cell office:value-type="float" office:value="14939">
            <text:p>14939</text:p>
          </table:table-cell>
          <table:table-cell office:value-type="float" office:value="2227">
            <text:p>2227</text:p>
          </table:table-cell>
          <table:table-cell office:value-type="float" office:value="4722">
            <text:p>4722</text:p>
          </table:table-cell>
          <table:table-cell office:value-type="float" office:value="11585">
            <text:p>11585</text:p>
          </table:table-cell>
          <table:table-cell office:value-type="float" office:value="31590">
            <text:p>31590</text:p>
          </table:table-cell>
          <table:table-cell office:value-type="float" office:value="3629">
            <text:p>3629</text:p>
          </table:table-cell>
          <table:table-cell office:value-type="float" office:value="9568">
            <text:p>9568</text:p>
          </table:table-cell>
          <table:table-cell office:value-type="float" office:value="7083">
            <text:p>7083</text:p>
          </table:table-cell>
          <table:table-cell office:value-type="float" office:value="2439">
            <text:p>2439</text:p>
          </table:table-cell>
          <table:table-cell office:value-type="float" office:value="9568">
            <text:p>9568</text:p>
          </table:table-cell>
          <table:table-cell office:value-type="float" office:value="11036">
            <text:p>11036</text:p>
          </table:table-cell>
          <table:table-cell office:value-type="float" office:value="1936">
            <text:p>1936</text:p>
          </table:table-cell>
          <table:table-cell office:value-type="float" office:value="163795">
            <text:p>163795</text:p>
          </table:table-cell>
          <table:table-cell office:value-type="float" office:value="24841">
            <text:p>24841</text:p>
          </table:table-cell>
          <table:table-cell office:value-type="float" office:value="5006">
            <text:p>5006</text:p>
          </table:table-cell>
          <table:table-cell office:value-type="float" office:value="55612">
            <text:p>55612</text:p>
          </table:table-cell>
          <table:table-cell office:value-type="float" office:value="1464">
            <text:p>1464</text:p>
          </table:table-cell>
          <table:table-cell office:value-type="float" office:value="950">
            <text:p>950</text:p>
          </table:table-cell>
          <table:table-cell office:value-type="float" office:value="22971">
            <text:p>22971</text:p>
          </table:table-cell>
          <table:table-cell office:value-type="float" office:value="23357">
            <text:p>23357</text:p>
          </table:table-cell>
          <table:table-cell office:value-type="float" office:value="5918">
            <text:p>5918</text:p>
          </table:table-cell>
          <table:table-cell office:value-type="string">
            <text:p>decisions</text:p>
          </table:table-cell>
          <table:table-cell table:number-columns-repeated="231"/>
        </table:table-row>
        <table:table-row table:style-name="ro1">
          <table:table-cell office:value-type="string">
            <text:p>when</text:p>
          </table:table-cell>
          <table:table-cell office:value-type="string">
            <text:p>Mon Sep 10 10:03:08 2007</text:p>
          </table:table-cell>
          <table:table-cell office:value-type="string">
            <text:p>Mon Sep 10 10:03:16 2007</text:p>
          </table:table-cell>
          <table:table-cell office:value-type="string">
            <text:p>Mon Sep 10 10:06:25 2007</text:p>
          </table:table-cell>
          <table:table-cell office:value-type="string">
            <text:p>Mon Sep 10 10:03:56 2007</text:p>
          </table:table-cell>
          <table:table-cell office:value-type="string">
            <text:p>Mon Sep 10 05:59:40 2007</text:p>
          </table:table-cell>
          <table:table-cell office:value-type="string">
            <text:p>Mon Sep 10 06:00:27 2007</text:p>
          </table:table-cell>
          <table:table-cell office:value-type="string">
            <text:p>Mon Sep 10 06:05:35 2007</text:p>
          </table:table-cell>
          <table:table-cell office:value-type="string">
            <text:p>Mon Sep 10 06:01:13 2007</text:p>
          </table:table-cell>
          <table:table-cell office:value-type="string">
            <text:p>Mon Sep 10 05:19:48 2007</text:p>
          </table:table-cell>
          <table:table-cell office:value-type="string">
            <text:p>Mon Sep 10 05:20:41 2007</text:p>
          </table:table-cell>
          <table:table-cell office:value-type="string">
            <text:p>Mon Sep 10 05:20:10 2007</text:p>
          </table:table-cell>
          <table:table-cell office:value-type="string">
            <text:p>Mon Sep 10 05:20:32 2007</text:p>
          </table:table-cell>
          <table:table-cell office:value-type="string">
            <text:p>Mon Sep 10 05:21:52 2007</text:p>
          </table:table-cell>
          <table:table-cell office:value-type="string">
            <text:p>Mon Sep 10 05:20:56 2007</text:p>
          </table:table-cell>
          <table:table-cell office:value-type="string">
            <text:p>Mon Sep 10 15:37:12 2007</text:p>
          </table:table-cell>
          <table:table-cell office:value-type="string">
            <text:p>Mon Sep 10 15:56:40 2007</text:p>
          </table:table-cell>
          <table:table-cell office:value-type="string">
            <text:p>Mon Sep 10 15:43:35 2007</text:p>
          </table:table-cell>
          <table:table-cell office:value-type="string">
            <text:p>Mon Sep 10 05:31:05 2007</text:p>
          </table:table-cell>
          <table:table-cell office:value-type="string">
            <text:p>Mon Sep 10 05:31:26 2007</text:p>
          </table:table-cell>
          <table:table-cell office:value-type="string">
            <text:p>Mon Sep 10 05:31:21 2007</text:p>
          </table:table-cell>
          <table:table-cell office:value-type="string">
            <text:p>Thu Sep <text:s/>6 16:52:10 2007</text:p>
          </table:table-cell>
          <table:table-cell office:value-type="string">
            <text:p>Thu Sep <text:s/>6 17:17:42 2007</text:p>
          </table:table-cell>
          <table:table-cell office:value-type="string">
            <text:p>Thu Sep <text:s/>6 16:59:07 2007</text:p>
          </table:table-cell>
          <table:table-cell office:value-type="string">
            <text:p>when</text:p>
          </table:table-cell>
          <table:table-cell table:number-columns-repeated="231"/>
        </table:table-row>
        <table:table-row table:style-name="ro1">
          <table:table-cell office:value-type="string">
            <text:p>where</text:p>
          </table:table-cell>
          <table:table-cell office:value-type="string">
            <text:p>bahamut:/home/swinterm/GGP/scripts/escape-6-1-source-1.log</text:p>
          </table:table-cell>
          <table:table-cell office:value-type="string">
            <text:p>bahamut:/home/swinterm/GGP/scripts/escape-6-1-source-2.log</text:p>
          </table:table-cell>
          <table:table-cell office:value-type="string">
            <text:p>bahamut:/home/swinterm/GGP/scripts/escape-6-1-target_no_source.log</text:p>
          </table:table-cell>
          <table:table-cell office:value-type="string">
            <text:p>bahamut:/home/swinterm/GGP/scripts/escape-6-1-target_after_source.log</text:p>
          </table:table-cell>
          <table:table-cell office:value-type="string">
            <text:p>smaug:/home/swinterm/2GGP/GGP/scripts/escape-6-2-source-1.log</text:p>
          </table:table-cell>
          <table:table-cell office:value-type="string">
            <text:p>smaug:/home/swinterm/2GGP/GGP/scripts/escape-6-2-source-2.log</text:p>
          </table:table-cell>
          <table:table-cell office:value-type="string">
            <text:p>smaug:/home/swinterm/2GGP/GGP/scripts/escape-6-2-target_no_source.log</text:p>
          </table:table-cell>
          <table:table-cell office:value-type="string">
            <text:p>smaug:/home/swinterm/2GGP/GGP/scripts/escape-6-2-target_after_source.log</text:p>
          </table:table-cell>
          <table:table-cell office:value-type="string">
            <text:p>grapes:/home/swinterm/GGP/scripts/escape-7-1-source.log</text:p>
          </table:table-cell>
          <table:table-cell office:value-type="string">
            <text:p>grapes:/home/swinterm/GGP/scripts/escape-7-1-target_no_source.log</text:p>
          </table:table-cell>
          <table:table-cell office:value-type="string">
            <text:p>grapes:/home/swinterm/GGP/scripts/escape-7-1-target_after_source.log</text:p>
          </table:table-cell>
          <table:table-cell office:value-type="string">
            <text:p>auk:/home/swinterm/GGP/scripts/escape-7-2-source.log</text:p>
          </table:table-cell>
          <table:table-cell office:value-type="string">
            <text:p>auk:/home/swinterm/GGP/scripts/escape-7-2-target_no_source.log</text:p>
          </table:table-cell>
          <table:table-cell office:value-type="string">
            <text:p>auk:/home/swinterm/GGP/scripts/escape-7-2-target_after_source.log</text:p>
          </table:table-cell>
          <table:table-cell office:value-type="string">
            <text:p>badboy:/home/swinterm/GGP/scripts/escape-8-1-source.log</text:p>
          </table:table-cell>
          <table:table-cell office:value-type="string">
            <text:p>badboy:/home/swinterm/GGP/scripts/escape-8-1-target_no_source.log</text:p>
          </table:table-cell>
          <table:table-cell office:value-type="string">
            <text:p>badboy:/home/swinterm/GGP/scripts/escape-8-1-target_after_source.log</text:p>
          </table:table-cell>
          <table:table-cell office:value-type="string">
            <text:p>grapes:/home/swinterm/GGP/scripts/escape-8-2-source.log</text:p>
          </table:table-cell>
          <table:table-cell office:value-type="string">
            <text:p>grapes:/home/swinterm/GGP/scripts/escape-8-2-target_no_source.log</text:p>
          </table:table-cell>
          <table:table-cell office:value-type="string">
            <text:p>grapes:/home/swinterm/GGP/scripts/escape-8-2-target_after_source.log</text:p>
          </table:table-cell>
          <table:table-cell office:value-type="string">
            <text:p>badboy:/home/swinterm/GGP/scripts/escape-9-1-source.log</text:p>
          </table:table-cell>
          <table:table-cell office:value-type="string">
            <text:p>badboy:/home/swinterm/GGP/scripts/escape-9-1-target_no_source.log</text:p>
          </table:table-cell>
          <table:table-cell office:value-type="string">
            <text:p>badboy:/home/swinterm/GGP/scripts/escape-9-1-target_after_source.log</text:p>
          </table:table-cell>
          <table:table-cell office:value-type="string">
            <text:p>where</text:p>
          </table:table-cell>
          <table:table-cell table:number-columns-repeated="231"/>
        </table:table-row>
        <table:table-row table:style-name="ro1">
          <table:table-cell office:value-type="string">
            <text:p>states</text:p>
          </table:table-cell>
          <table:table-cell office:value-type="float" office:value="2759">
            <text:p>2759</text:p>
          </table:table-cell>
          <table:table-cell office:value-type="float" office:value="264">
            <text:p>264</text:p>
          </table:table-cell>
          <table:table-cell office:value-type="float" office:value="1789">
            <text:p>1789</text:p>
          </table:table-cell>
          <table:table-cell office:value-type="float" office:value="277">
            <text:p>277</text:p>
          </table:table-cell>
          <table:table-cell office:value-type="float" office:value="515">
            <text:p>515</text:p>
          </table:table-cell>
          <table:table-cell office:value-type="float" office:value="1327">
            <text:p>1327</text:p>
          </table:table-cell>
          <table:table-cell office:value-type="float" office:value="3636">
            <text:p>3636</text:p>
          </table:table-cell>
          <table:table-cell office:value-type="float" office:value="435">
            <text:p>435</text:p>
          </table:table-cell>
          <table:table-cell office:value-type="float" office:value="1122">
            <text:p>1122</text:p>
          </table:table-cell>
          <table:table-cell office:value-type="float" office:value="819">
            <text:p>819</text:p>
          </table:table-cell>
          <table:table-cell office:value-type="float" office:value="285">
            <text:p>285</text:p>
          </table:table-cell>
          <table:table-cell office:value-type="float" office:value="1122">
            <text:p>1122</text:p>
          </table:table-cell>
          <table:table-cell office:value-type="float" office:value="1307">
            <text:p>1307</text:p>
          </table:table-cell>
          <table:table-cell office:value-type="float" office:value="235">
            <text:p>235</text:p>
          </table:table-cell>
          <table:table-cell office:value-type="float" office:value="20543">
            <text:p>20543</text:p>
          </table:table-cell>
          <table:table-cell office:value-type="float" office:value="3166">
            <text:p>3166</text:p>
          </table:table-cell>
          <table:table-cell office:value-type="float" office:value="669">
            <text:p>669</text:p>
          </table:table-cell>
          <table:table-cell office:value-type="float" office:value="6619">
            <text:p>6619</text:p>
          </table:table-cell>
          <table:table-cell office:value-type="float" office:value="179">
            <text:p>179</text:p>
          </table:table-cell>
          <table:table-cell office:value-type="float" office:value="117">
            <text:p>117</text:p>
          </table:table-cell>
          <table:table-cell office:value-type="float" office:value="2770">
            <text:p>2770</text:p>
          </table:table-cell>
          <table:table-cell office:value-type="float" office:value="2816">
            <text:p>2816</text:p>
          </table:table-cell>
          <table:table-cell office:value-type="float" office:value="722">
            <text:p>722</text:p>
          </table:table-cell>
          <table:table-cell office:value-type="string">
            <text:p>states</text:p>
          </table:table-cell>
          <table:table-cell table:number-columns-repeated="231"/>
        </table:table-row>
        <table:table-row table:style-name="ro1">
          <table:table-cell office:value-type="string">
            <text:p>soln length</text:p>
          </table:table-cell>
          <table:table-cell office:value-type="float" office:value="6.327">
            <text:p>6.33</text:p>
          </table:table-cell>
          <table:table-cell office:value-type="float" office:value="2.928">
            <text:p>2.93</text:p>
          </table:table-cell>
          <table:table-cell office:value-type="float" office:value="8.896">
            <text:p>8.9</text:p>
          </table:table-cell>
          <table:table-cell office:value-type="float" office:value="8.888">
            <text:p>8.89</text:p>
          </table:table-cell>
          <table:table-cell office:value-type="float" office:value="1.456">
            <text:p>1.46</text:p>
          </table:table-cell>
          <table:table-cell office:value-type="float" office:value="3.795">
            <text:p>3.8</text:p>
          </table:table-cell>
          <table:table-cell office:value-type="float" office:value="8.02">
            <text:p>8.02</text:p>
          </table:table-cell>
          <table:table-cell office:value-type="float" office:value="9.182">
            <text:p>9.18</text:p>
          </table:table-cell>
          <table:table-cell office:value-type="float" office:value="4.818">
            <text:p>4.82</text:p>
          </table:table-cell>
          <table:table-cell office:value-type="float" office:value="3.983">
            <text:p>3.98</text:p>
          </table:table-cell>
          <table:table-cell office:value-type="float" office:value="5.296">
            <text:p>5.3</text:p>
          </table:table-cell>
          <table:table-cell office:value-type="float" office:value="4.787">
            <text:p>4.79</text:p>
          </table:table-cell>
          <table:table-cell office:value-type="float" office:value="4.685">
            <text:p>4.69</text:p>
          </table:table-cell>
          <table:table-cell office:value-type="float" office:value="6.763">
            <text:p>6.76</text:p>
          </table:table-cell>
          <table:table-cell office:value-type="float" office:value="87.538">
            <text:p>87.54</text:p>
          </table:table-cell>
          <table:table-cell office:value-type="float" office:value="30.766">
            <text:p>30.77</text:p>
          </table:table-cell>
          <table:table-cell office:value-type="float" office:value="70.475">
            <text:p>70.48</text:p>
          </table:table-cell>
          <table:table-cell office:value-type="float" office:value="10.193">
            <text:p>10.19</text:p>
          </table:table-cell>
          <table:table-cell office:value-type="float" office:value="3.347">
            <text:p>3.35</text:p>
          </table:table-cell>
          <table:table-cell office:value-type="float" office:value="5.146">
            <text:p>5.15</text:p>
          </table:table-cell>
          <table:table-cell office:value-type="float" office:value="31.736">
            <text:p>31.74</text:p>
          </table:table-cell>
          <table:table-cell office:value-type="float" office:value="46.983">
            <text:p>46.98</text:p>
          </table:table-cell>
          <table:table-cell office:value-type="float" office:value="65.816">
            <text:p>65.82</text:p>
          </table:table-cell>
          <table:table-cell office:value-type="string">
            <text:p>soln length</text:p>
          </table:table-cell>
          <table:table-cell table:number-columns-repeated="231"/>
        </table:table-row>
        <table:table-row table:style-name="ro1">
          <table:table-cell office:value-type="string">
            <text:p>soln 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soln 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7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4" office:value-type="string">
            <text:p>ACTION move(west)</text:p>
          </table:table-cell>
          <table:table-cell table:number-columns-repeated="7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5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5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32"/>
        </table:table-row>
        <table:table-row table:style-name="ro1">
          <table:table-cell/>
          <table:table-cell table:number-columns-repeated="5"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apply(combo1, nor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combine(drum1, drum2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combine(log1, log2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ACTION x_combine(x_log1, x_log2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apply(hammer1, 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combine(drum1, drum2)</text:p>
          </table:table-cell>
          <table:table-cell office:value-type="string">
            <text:p>ACTION apply(combo1, 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apply(combo1, 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ACTION x_apply(x_combo1, north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apply(combo1, north)</text:p>
          </table:table-cell>
          <table:table-cell office:value-type="string">
            <text:p>ACTION move(north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ACTION combine(drum1, drum2)</text:p>
          </table:table-cell>
          <table:table-cell office:value-type="string">
            <text:p>ACTION combine(log1, log2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ACTION apply(combo1, west)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ACTION combine(wood1, wood2)</text:p>
          </table:table-cell>
          <table:table-cell office:value-type="string">
            <text:p>ACTION move(north)</text:p>
          </table:table-cell>
          <table:table-cell office:value-type="string">
            <text:p>ACTION combine(log3, log4)</text:p>
          </table:table-cell>
          <table:table-cell office:value-type="string">
            <text:p>ACTION apply(hammer1, nor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x_apply(x_hammer1, west)</text:p>
          </table:table-cell>
          <table:table-cell table:number-columns-repeated="232"/>
        </table:table-row>
        <table:table-row table:style-name="ro1">
          <table:table-cell table:style-name="Default"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combine(log1, log2)</text:p>
          </table:table-cell>
          <table:table-cell office:value-type="string">
            <text:p>ACTION move(west)</text:p>
          </table:table-cell>
          <table:table-cell office:value-type="string">
            <text:p>ACTION combine(drum1, drum2)</text:p>
          </table:table-cell>
          <table:table-cell table:number-columns-repeated="3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apply(combo1, south)</text:p>
          </table:table-cell>
          <table:table-cell office:value-type="string">
            <text:p>ACTION move(west)</text:p>
          </table:table-cell>
          <table:table-cell office:value-type="string">
            <text:p>ACTION apply(combo1, west)</text:p>
          </table:table-cell>
          <table:table-cell office:value-type="string">
            <text:p>ACTION move(north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apply(combo1, north)</text:p>
          </table:table-cell>
          <table:table-cell office:value-type="string">
            <text:p>ACTION move(west)</text:p>
          </table:table-cell>
          <table:table-cell office:value-type="string">
            <text:p>ACTION apply(combo1, nor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combine(log3, log4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combine(log1, log2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south)</text:p>
          </table:table-cell>
          <table:table-cell office:value-type="string">
            <text:p>ACTION apply(staplegun1, west)</text:p>
          </table:table-cell>
          <table:table-cell office:value-type="string">
            <text:p>ACTION apply(combo2, we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apply(combo1, 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apply(hammer1, 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.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.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combine(drum1, drum2)</text:p>
          </table:table-cell>
          <table:table-cell office:value-type="string">
            <text:p>ACTION x_combine(x_drum1, x_drum2)</text:p>
          </table:table-cell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apply(staplegun1, north)</text:p>
          </table:table-cell>
          <table:table-cell office:value-type="string">
            <text:p>ACTION move(west)</text:p>
          </table:table-cell>
          <table:table-cell office:value-type="string">
            <text:p>.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apply(combo2, west)</text:p>
          </table:table-cell>
          <table:table-cell office:value-type="string">
            <text:p>ACTION x_apply(x_combo2, west)</text:p>
          </table:table-cell>
          <table:table-cell office:value-type="string">
            <text:p>ACTION x_combine(x_drum1, x_drum2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apply(hammer1, 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apply(hammer1, west)</text:p>
          </table:table-cell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ACTION move(west)</text:p>
          </table:table-cell>
          <table:table-cell office:value-type="string">
            <text:p>ACTION x_apply(x_combo2, 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office:value-type="string">
            <text:p>.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move(west)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3"/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3"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"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combine(log3, log4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9"/>
          <table:table-cell table:number-columns-repeated="2" office:value-type="string">
            <text:p>.</text:p>
          </table:table-cell>
          <table:table-cell office:value-type="string">
            <text:p>ACTION apply(combo2, west)</text:p>
          </table:table-cell>
          <table:table-cell table:number-columns-repeated="3"/>
          <table:table-cell office:value-type="string">
            <text:p>end</text:p>
          </table:table-cell>
          <table:table-cell office:value-type="string">
            <text:p>.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14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6"/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14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6"/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14"/>
          <table:table-cell office:value-type="string">
            <text:p>end</text:p>
          </table:table-cell>
          <table:table-cell table:number-columns-repeated="8"/>
          <table:table-cell table:style-name="Default"/>
          <table:table-cell table:number-columns-repeated="231"/>
        </table:table-row>
      </table:table>
      <table:table table:name="LEVEL10" table:style-name="ta1" table:print="false">
        <table:table-column table:style-name="co1" table:default-cell-style-name="ce1"/>
        <table:table-column table:style-name="co26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23" table:default-cell-style-name="Default"/>
        <table:table-column table:style-name="co16" table:number-columns-repeated="2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6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1" table:default-cell-style-name="ce1"/>
        <table:table-column table:style-name="co1" table:number-columns-repeated="228" table:default-cell-style-name="Default"/>
        <table:table-row table:style-name="ro1">
          <table:table-cell office:value-type="string">
            <text:p>LEVEL10</text:p>
          </table:table-cell>
          <table:table-cell table:number-columns-repeated="21"/>
          <table:table-cell office:value-type="string">
            <text:p>WARGAME</text:p>
          </table:table-cell>
          <table:table-cell table:number-columns-repeated="228"/>
        </table:table-row>
        <table:table-row table:style-name="ro1" table:number-rows-repeated="2">
          <table:table-cell table:number-columns-repeated="251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10.1s</text:p>
          </table:table-cell>
          <table:table-cell table:style-name="ce2" office:value-type="string">
            <text:p>10.1tns</text:p>
          </table:table-cell>
          <table:table-cell table:style-name="ce2" office:value-type="string">
            <text:p>10.1ts</text:p>
          </table:table-cell>
          <table:table-cell table:style-name="ce2" office:value-type="string">
            <text:p>10.2s</text:p>
          </table:table-cell>
          <table:table-cell table:style-name="ce2" office:value-type="string">
            <text:p>10.2tns</text:p>
          </table:table-cell>
          <table:table-cell table:style-name="ce2" office:value-type="string">
            <text:p>10.2ts</text:p>
          </table:table-cell>
          <table:table-cell table:style-name="ce2" office:value-type="string">
            <text:p>10.3s</text:p>
          </table:table-cell>
          <table:table-cell table:style-name="ce2" office:value-type="string">
            <text:p>10.3tns</text:p>
          </table:table-cell>
          <table:table-cell table:style-name="ce2" office:value-type="string">
            <text:p>10.3ts</text:p>
          </table:table-cell>
          <table:table-cell table:style-name="ce2" office:value-type="string">
            <text:p>10.4s</text:p>
          </table:table-cell>
          <table:table-cell table:style-name="ce2" office:value-type="string">
            <text:p>10.4tns</text:p>
          </table:table-cell>
          <table:table-cell table:style-name="ce2" office:value-type="string">
            <text:p>10.4ts</text:p>
          </table:table-cell>
          <table:table-cell table:style-name="ce2" office:value-type="string">
            <text:p>10.5s</text:p>
          </table:table-cell>
          <table:table-cell table:style-name="ce2" office:value-type="string">
            <text:p>10.5tns</text:p>
          </table:table-cell>
          <table:table-cell table:style-name="ce2" office:value-type="string">
            <text:p>10.5ts</text:p>
          </table:table-cell>
          <table:table-cell table:style-name="ce2" office:value-type="string">
            <text:p>10.6s</text:p>
          </table:table-cell>
          <table:table-cell table:style-name="ce2" office:value-type="string">
            <text:p>10.6tns</text:p>
          </table:table-cell>
          <table:table-cell table:style-name="ce2" office:value-type="string">
            <text:p>10.6ts</text:p>
          </table:table-cell>
          <table:table-cell table:style-name="ce2" office:value-type="string">
            <text:p>10.7s</text:p>
          </table:table-cell>
          <table:table-cell table:style-name="ce2" office:value-type="string">
            <text:p>10.7tns</text:p>
          </table:table-cell>
          <table:table-cell table:style-name="ce2" office:value-type="string">
            <text:p>10.7ts</text:p>
          </table:table-cell>
          <table:table-cell table:style-name="ce2" office:value-type="string">
            <text:p>problem</text:p>
          </table:table-cell>
          <table:table-cell table:style-name="ce2" table:number-columns-repeated="228"/>
        </table:table-row>
        <table:table-row table:style-name="ro1">
          <table:table-cell office:value-type="string">
            <text:p>domain</text:p>
          </table:table-cell>
          <table:table-cell office:value-type="string">
            <text:p>wargame</text:p>
          </table:table-cell>
          <table:table-cell table:number-columns-repeated="3" office:value-type="string">
            <text:p>rogue</text:p>
          </table:table-cell>
          <table:table-cell table:number-columns-repeated="2" office:value-type="string">
            <text:p>wargame</text:p>
          </table:table-cell>
          <table:table-cell office:value-type="string">
            <text:p>escape</text:p>
          </table:table-cell>
          <table:table-cell table:number-columns-repeated="3" office:value-type="string">
            <text:p>rogue</text:p>
          </table:table-cell>
          <table:table-cell table:number-columns-repeated="2" office:value-type="string">
            <text:p>wargame</text:p>
          </table:table-cell>
          <table:table-cell office:value-type="string">
            <text:p>escape</text:p>
          </table:table-cell>
          <table:table-cell table:number-columns-repeated="2" office:value-type="string">
            <text:p>wargame</text:p>
          </table:table-cell>
          <table:table-cell office:value-type="string">
            <text:p>rogue</text:p>
          </table:table-cell>
          <table:table-cell table:number-columns-repeated="2" office:value-type="string">
            <text:p>escape</text:p>
          </table:table-cell>
          <table:table-cell office:value-type="string">
            <text:p>rogue</text:p>
          </table:table-cell>
          <table:table-cell table:number-columns-repeated="2" office:value-type="string">
            <text:p>wargame</text:p>
          </table:table-cell>
          <table:table-cell table:style-name="Default"/>
          <table:table-cell table:number-columns-repeated="228"/>
        </table:table-row>
        <table:table-row table:style-name="ro1">
          <table:table-cell office:value-type="string">
            <text:p>notes</text:p>
          </table:table-cell>
          <table:table-cell table:number-columns-repeated="21"/>
          <table:table-cell office:value-type="string">
            <text:p>notes</text:p>
          </table:table-cell>
          <table:table-cell table:number-columns-repeated="228"/>
        </table:table-row>
        <table:table-row table:style-name="ro1">
          <table:table-cell office:value-type="string">
            <text:p>decisions</text:p>
          </table:table-cell>
          <table:table-cell office:value-type="float" office:value="4870">
            <text:p>4870</text:p>
          </table:table-cell>
          <table:table-cell office:value-type="float" office:value="1698">
            <text:p>1698</text:p>
          </table:table-cell>
          <table:table-cell office:value-type="float" office:value="1160">
            <text:p>1160</text:p>
          </table:table-cell>
          <table:table-cell office:value-type="float" office:value="19436">
            <text:p>19436</text:p>
          </table:table-cell>
          <table:table-cell office:value-type="float" office:value="4009">
            <text:p>4009</text:p>
          </table:table-cell>
          <table:table-cell office:value-type="float" office:value="2359">
            <text:p>2359</text:p>
          </table:table-cell>
          <table:table-cell office:value-type="float" office:value="2230">
            <text:p>2230</text:p>
          </table:table-cell>
          <table:table-cell table:number-columns-repeated="2" office:value-type="float" office:value="1386">
            <text:p>1386</text:p>
          </table:table-cell>
          <table:table-cell office:value-type="float" office:value="25599">
            <text:p>25599</text:p>
          </table:table-cell>
          <table:table-cell table:number-columns-repeated="2" office:value-type="float" office:value="1107">
            <text:p>1107</text:p>
          </table:table-cell>
          <table:table-cell office:value-type="float" office:value="55612">
            <text:p>55612</text:p>
          </table:table-cell>
          <table:table-cell office:value-type="float" office:value="8206">
            <text:p>8206</text:p>
          </table:table-cell>
          <table:table-cell office:value-type="float" office:value="7495">
            <text:p>7495</text:p>
          </table:table-cell>
          <table:table-cell office:value-type="float" office:value="27213">
            <text:p>27213</text:p>
          </table:table-cell>
          <table:table-cell table:number-columns-repeated="2" office:value-type="float" office:value="3353">
            <text:p>3353</text:p>
          </table:table-cell>
          <table:table-cell office:value-type="float" office:value="28695">
            <text:p>28695</text:p>
          </table:table-cell>
          <table:table-cell office:value-type="float" office:value="3488">
            <text:p>3488</text:p>
          </table:table-cell>
          <table:table-cell office:value-type="float" office:value="1543">
            <text:p>1543</text:p>
          </table:table-cell>
          <table:table-cell office:value-type="string">
            <text:p>decisions</text:p>
          </table:table-cell>
          <table:table-cell table:number-columns-repeated="228"/>
        </table:table-row>
        <table:table-row table:style-name="ro1">
          <table:table-cell office:value-type="string">
            <text:p>when</text:p>
          </table:table-cell>
          <table:table-cell table:style-name="ce16" office:value-type="string">
            <text:p>Thu Sep <text:s/>6 16:24:31 2007</text:p>
          </table:table-cell>
          <table:table-cell office:value-type="string">
            <text:p>Thu Sep <text:s/>6 16:29:23 2007</text:p>
          </table:table-cell>
          <table:table-cell office:value-type="string">
            <text:p>Thu Sep <text:s/>6 16:27:05 2007</text:p>
          </table:table-cell>
          <table:table-cell office:value-type="string">
            <text:p>Mon Sep 10 09:43:13 2007</text:p>
          </table:table-cell>
          <table:table-cell office:value-type="string">
            <text:p>Mon Sep 10 09:48:35 2007</text:p>
          </table:table-cell>
          <table:table-cell office:value-type="string">
            <text:p>Mon Sep 10 09:45:54 2007</text:p>
          </table:table-cell>
          <table:table-cell office:value-type="string">
            <text:p>Thu Sep <text:s/>6 12:37:05 2007</text:p>
          </table:table-cell>
          <table:table-cell office:value-type="string">
            <text:p>Thu Sep <text:s/>6 12:37:53 2007</text:p>
          </table:table-cell>
          <table:table-cell office:value-type="string">
            <text:p>Thu Sep <text:s/>6 12:37:42 2007</text:p>
          </table:table-cell>
          <table:table-cell office:value-type="string">
            <text:p>Mon Sep 10 05:26:15 2007</text:p>
          </table:table-cell>
          <table:table-cell office:value-type="string">
            <text:p>Mon Sep 10 05:27:49 2007</text:p>
          </table:table-cell>
          <table:table-cell office:value-type="string">
            <text:p>Mon Sep 10 05:27:30 2007</text:p>
          </table:table-cell>
          <table:table-cell office:value-type="string">
            <text:p>Thu Sep <text:s/>6 12:45:48 2007</text:p>
          </table:table-cell>
          <table:table-cell office:value-type="string">
            <text:p>Thu Sep <text:s/>6 12:48:54 2007</text:p>
          </table:table-cell>
          <table:table-cell office:value-type="string">
            <text:p>Thu Sep <text:s/>6 12:47:33 2007</text:p>
          </table:table-cell>
          <table:table-cell office:value-type="string">
            <text:p>Thu Sep <text:s/>6 13:01:56 2007</text:p>
          </table:table-cell>
          <table:table-cell office:value-type="string">
            <text:p>Thu Sep <text:s/>6 13:02:46 2007</text:p>
          </table:table-cell>
          <table:table-cell office:value-type="string">
            <text:p>Thu Sep <text:s/>6 13:02:35 2007</text:p>
          </table:table-cell>
          <table:table-cell office:value-type="string">
            <text:p>Thu Sep <text:s/>6 16:41:42 2007</text:p>
          </table:table-cell>
          <table:table-cell office:value-type="string">
            <text:p>Thu Sep <text:s/>6 16:44:23 2007</text:p>
          </table:table-cell>
          <table:table-cell office:value-type="string">
            <text:p>Thu Sep <text:s/>6 16:43:15 2007</text:p>
          </table:table-cell>
          <table:table-cell office:value-type="string">
            <text:p>when</text:p>
          </table:table-cell>
          <table:table-cell table:number-columns-repeated="228"/>
        </table:table-row>
        <table:table-row table:style-name="ro1">
          <table:table-cell office:value-type="string">
            <text:p>where</text:p>
          </table:table-cell>
          <table:table-cell office:value-type="string">
            <text:p>bahamut:/home/swinterm/GGP/scripts/TL-Level-10-1-Source.log</text:p>
          </table:table-cell>
          <table:table-cell office:value-type="string">
            <text:p>bahamut:/home/swinterm/GGP/scripts/TL-Level-10-1-Target_no_source.log</text:p>
          </table:table-cell>
          <table:table-cell office:value-type="string">
            <text:p>bahamut:/home/swinterm/GGP/scripts/TL-Level-10-1-Target_after_source.log</text:p>
          </table:table-cell>
          <table:table-cell office:value-type="string">
            <text:p>bahamut:/home/swinterm/GGP/scripts/TL-Level-10-2-Source.log</text:p>
          </table:table-cell>
          <table:table-cell office:value-type="string">
            <text:p>bahamut:/home/swinterm/GGP/scripts/TL-Level-10-2-Target_no_source.log</text:p>
          </table:table-cell>
          <table:table-cell office:value-type="string">
            <text:p>bahamut:/home/swinterm/GGP/scripts/TL-Level-10-2-Target_after_source.log</text:p>
          </table:table-cell>
          <table:table-cell office:value-type="string">
            <text:p>smaug:/home/swinterm/GGP/scripts/TL-Level-10-3-Source.log</text:p>
          </table:table-cell>
          <table:table-cell office:value-type="string">
            <text:p>smaug:/home/swinterm/GGP/scripts/TL-Level-10-3-Target_no_source.log</text:p>
          </table:table-cell>
          <table:table-cell office:value-type="string">
            <text:p>smaug:/home/swinterm/GGP/scripts/TL-Level-10-3-Target_after_source.log</text:p>
          </table:table-cell>
          <table:table-cell office:value-type="string">
            <text:p>smaug:/home/swinterm/GGP/scripts/TL-Level-10-4-Source.log</text:p>
          </table:table-cell>
          <table:table-cell office:value-type="string">
            <text:p>smaug:/home/swinterm/GGP/scripts/TL-Level-10-4-Target_no_source.log</text:p>
          </table:table-cell>
          <table:table-cell office:value-type="string">
            <text:p>smaug:/home/swinterm/GGP/scripts/TL-Level-10-4-Target_after_source.log</text:p>
          </table:table-cell>
          <table:table-cell office:value-type="string">
            <text:p>grapes:/home/swinterm/GGP/scripts/TL-Level-10-5-Source.log</text:p>
          </table:table-cell>
          <table:table-cell office:value-type="string">
            <text:p>grapes:/home/swinterm/GGP/scripts/TL-Level-10-5-Target_no_source.log</text:p>
          </table:table-cell>
          <table:table-cell office:value-type="string">
            <text:p>grapes:/home/swinterm/GGP/scripts/TL-Level-10-5-Target_after_source.log</text:p>
          </table:table-cell>
          <table:table-cell office:value-type="string">
            <text:p>auk:/home/swinterm/GGP/scripts/TL-Level-10-6-Source.log</text:p>
          </table:table-cell>
          <table:table-cell office:value-type="string">
            <text:p>auk:/home/swinterm/GGP/scripts/TL-Level-10-6-Target_no_source.log</text:p>
          </table:table-cell>
          <table:table-cell office:value-type="string">
            <text:p>auk:/home/swinterm/GGP/scripts/TL-Level-10-6-Target_after_source.log</text:p>
          </table:table-cell>
          <table:table-cell office:value-type="string">
            <text:p>wyrm:/home/swinterm/GGP/scripts/TL-Level-10-7-Source.log</text:p>
          </table:table-cell>
          <table:table-cell office:value-type="string">
            <text:p>wyrm:/home/swinterm/GGP/scripts/TL-Level-10-7-Target_no_source.log</text:p>
          </table:table-cell>
          <table:table-cell office:value-type="string">
            <text:p>wyrm:/home/swinterm/GGP/scripts/TL-Level-10-7-Target_after_source.log</text:p>
          </table:table-cell>
          <table:table-cell office:value-type="string">
            <text:p>where</text:p>
          </table:table-cell>
          <table:table-cell table:number-columns-repeated="228"/>
        </table:table-row>
        <table:table-row table:style-name="ro1">
          <table:table-cell office:value-type="string">
            <text:p>states</text:p>
          </table:table-cell>
          <table:table-cell office:value-type="float" office:value="589">
            <text:p>589</text:p>
          </table:table-cell>
          <table:table-cell office:value-type="float" office:value="213">
            <text:p>213</text:p>
          </table:table-cell>
          <table:table-cell office:value-type="float" office:value="142">
            <text:p>142</text:p>
          </table:table-cell>
          <table:table-cell office:value-type="float" office:value="2342">
            <text:p>2342</text:p>
          </table:table-cell>
          <table:table-cell office:value-type="float" office:value="491">
            <text:p>491</text:p>
          </table:table-cell>
          <table:table-cell office:value-type="float" office:value="292">
            <text:p>292</text:p>
          </table:table-cell>
          <table:table-cell office:value-type="float" office:value="264">
            <text:p>264</text:p>
          </table:table-cell>
          <table:table-cell table:number-columns-repeated="2" office:value-type="float" office:value="164">
            <text:p>164</text:p>
          </table:table-cell>
          <table:table-cell office:value-type="float" office:value="2938">
            <text:p>2938</text:p>
          </table:table-cell>
          <table:table-cell table:number-columns-repeated="2" office:value-type="float" office:value="150">
            <text:p>150</text:p>
          </table:table-cell>
          <table:table-cell office:value-type="float" office:value="6619">
            <text:p>6619</text:p>
          </table:table-cell>
          <table:table-cell office:value-type="float" office:value="899">
            <text:p>899</text:p>
          </table:table-cell>
          <table:table-cell office:value-type="float" office:value="822">
            <text:p>822</text:p>
          </table:table-cell>
          <table:table-cell office:value-type="float" office:value="3097">
            <text:p>3097</text:p>
          </table:table-cell>
          <table:table-cell table:number-columns-repeated="2" office:value-type="float" office:value="367">
            <text:p>367</text:p>
          </table:table-cell>
          <table:table-cell office:value-type="float" office:value="3172">
            <text:p>3172</text:p>
          </table:table-cell>
          <table:table-cell office:value-type="float" office:value="448">
            <text:p>448</text:p>
          </table:table-cell>
          <table:table-cell office:value-type="float" office:value="192">
            <text:p>192</text:p>
          </table:table-cell>
          <table:table-cell office:value-type="string">
            <text:p>states</text:p>
          </table:table-cell>
          <table:table-cell table:number-columns-repeated="228"/>
        </table:table-row>
        <table:table-row table:style-name="ro1">
          <table:table-cell office:value-type="string">
            <text:p>msec/dec</text:p>
          </table:table-cell>
          <table:table-cell office:value-type="float" office:value="17.287">
            <text:p>17.29</text:p>
          </table:table-cell>
          <table:table-cell office:value-type="float" office:value="73.489">
            <text:p>73.49</text:p>
          </table:table-cell>
          <table:table-cell office:value-type="float" office:value="53.796">
            <text:p>53.8</text:p>
          </table:table-cell>
          <table:table-cell office:value-type="float" office:value="63.939">
            <text:p>63.94</text:p>
          </table:table-cell>
          <table:table-cell office:value-type="float" office:value="37.016">
            <text:p>37.02</text:p>
          </table:table-cell>
          <table:table-cell office:value-type="float" office:value="33.043">
            <text:p>33.04</text:p>
          </table:table-cell>
          <table:table-cell office:value-type="float" office:value="2.232">
            <text:p>2.23</text:p>
          </table:table-cell>
          <table:table-cell office:value-type="float" office:value="7.66">
            <text:p>7.66</text:p>
          </table:table-cell>
          <table:table-cell office:value-type="float" office:value="7.804">
            <text:p>7.8</text:p>
          </table:table-cell>
          <table:table-cell office:value-type="float" office:value="14.999">
            <text:p>15</text:p>
          </table:table-cell>
          <table:table-cell office:value-type="float" office:value="16.868">
            <text:p>16.87</text:p>
          </table:table-cell>
          <table:table-cell office:value-type="float" office:value="16.991">
            <text:p>16.99</text:p>
          </table:table-cell>
          <table:table-cell office:value-type="float" office:value="10.148">
            <text:p>10.15</text:p>
          </table:table-cell>
          <table:table-cell office:value-type="float" office:value="9.582">
            <text:p>9.58</text:p>
          </table:table-cell>
          <table:table-cell office:value-type="float" office:value="10.177">
            <text:p>10.18</text:p>
          </table:table-cell>
          <table:table-cell office:value-type="float" office:value="55.506">
            <text:p>55.51</text:p>
          </table:table-cell>
          <table:table-cell office:value-type="float" office:value="2.929">
            <text:p>2.93</text:p>
          </table:table-cell>
          <table:table-cell office:value-type="float" office:value="2.978">
            <text:p>2.98</text:p>
          </table:table-cell>
          <table:table-cell office:value-type="float" office:value="6.759">
            <text:p>6.76</text:p>
          </table:table-cell>
          <table:table-cell office:value-type="float" office:value="19.046">
            <text:p>19.05</text:p>
          </table:table-cell>
          <table:table-cell office:value-type="float" office:value="15.809">
            <text:p>15.81</text:p>
          </table:table-cell>
          <table:table-cell office:value-type="string">
            <text:p>soln length</text:p>
          </table:table-cell>
          <table:table-cell table:number-columns-repeated="228"/>
        </table:table-row>
        <table:table-row table:style-name="ro1">
          <table:table-cell office:value-type="string">
            <text:p>soln length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table:number-columns-repeated="3"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soln </text:p>
          </table:table-cell>
          <table:table-cell table:number-columns-repeated="228"/>
        </table:table-row>
        <table:table-row table:style-name="ro1">
          <table:table-cell office:value-type="string">
            <text:p>soln 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9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2" office:value-type="string">
            <text:p>ACTION shoot-monster(kestral1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shoot-monster(kestral3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6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heal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5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shoot(north)</text:p>
          </table:table-cell>
          <table:table-cell table:number-columns-repeated="5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throw(north, 2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ACTION heal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shoot(terrorist1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read(scroll1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read(scroll1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apply(hammer1, 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read(scroll1)</text:p>
          </table:table-cell>
          <table:table-cell table:number-columns-repeated="2" office:value-type="string">
            <text:p>ACTION heal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apply(hammer1, 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5" office:value-type="string">
            <text:p>ACTION move(west)</text:p>
          </table:table-cell>
          <table:table-cell office:value-type="string">
            <text:p>ACTION shoot-monster(kestral1)</text:p>
          </table:table-cell>
          <table:table-cell table:number-columns-repeated="2" office:value-type="string">
            <text:p>ACTION shoot(south)</text:p>
          </table:table-cell>
          <table:table-cell table:number-columns-repeated="229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combine(log1, log2)</text:p>
          </table:table-cell>
          <table:table-cell table:number-columns-repeated="5" office:value-type="string">
            <text:p>ACTION move(west)</text:p>
          </table:table-cell>
          <table:table-cell office:value-type="string">
            <text:p>ACTION shoot-monster(kestral1)</text:p>
          </table:table-cell>
          <table:table-cell table:number-columns-repeated="2" office:value-type="string">
            <text:p>ACTION move(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throw(east, 2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5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2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3"/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2"/>
          <table:table-cell office:value-type="string">
            <text:p>end</text:p>
          </table:table-cell>
          <table:table-cell table:number-columns-repeated="5"/>
          <table:table-cell office:value-type="string">
            <text:p>end</text:p>
          </table:table-cell>
          <table:table-cell table:number-columns-repeated="2"/>
          <table:table-cell table:style-name="Default"/>
          <table:table-cell table:number-columns-repeated="228"/>
        </table:table-row>
      </table:table>
      <table:table table:name="worksheet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b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r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b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b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s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b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r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s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b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b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s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s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bb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scenario</text:p>
          </table:table-cell>
          <table:table-cell table:style-name="ce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bb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r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2" style:language-asian="zxx" style:country-asian="none" style:font-name-complex="DejaVu Sans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shadow="non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3">09/13/2007</text:date>, <text:time>09:2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am</meta:initial-creator>
    <meta:creation-date>2007-08-02T11:00:54</meta:creation-date>
    <dc:creator>Sam</dc:creator>
    <dc:date>2007-09-13T09:23:40</dc:date>
    <meta:printed-by>Sam</meta:printed-by>
    <meta:print-date>2007-08-08T14:18:36</meta:print-date>
    <dc:language>en-US</dc:language>
    <meta:editing-cycles>85</meta:editing-cycles>
    <meta:editing-duration>P31DT12H32M6S</meta:editing-duration>
    <meta:user-defined meta:name="Info 1"/>
    <meta:user-defined meta:name="Info 2"/>
    <meta:user-defined meta:name="Info 3"/>
    <meta:user-defined meta:name="Info 4"/>
    <meta:document-statistic meta:table-count="7" meta:cell-count="3154"/>
  </office:meta>
</office:document-meta>
</file>